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ersos" style:family="table">
      <style:table-properties style:width="7.7701in" table:align="margins"/>
    </style:style>
    <style:style style:name="persos.A" style:family="table-column">
      <style:table-column-properties style:column-width="2.5in" style:rel-column-width="21085*"/>
    </style:style>
    <style:style style:name="persos.B" style:family="table-column">
      <style:table-column-properties style:column-width="5.2701in" style:rel-column-width="44450*"/>
    </style:style>
    <style:style style:name="persos.A1" style:family="table-cell">
      <style:table-cell-properties fo:padding="0.0382in" fo:border-left="0.05pt solid #000000" fo:border-right="none" fo:border-top="0.05pt solid #000000" fo:border-bottom="0.05pt solid #000000"/>
    </style:style>
    <style:style style:name="persos.B1" style:family="table-cell">
      <style:table-cell-properties fo:padding="0.0382in" fo:border="0.05pt solid #000000"/>
    </style:style>
    <style:style style:name="persos.A2" style:family="table-cell">
      <style:table-cell-properties fo:padding="0.0382in" fo:border-left="0.05pt solid #000000" fo:border-right="none" fo:border-top="none" fo:border-bottom="0.05pt solid #000000"/>
    </style:style>
    <style:style style:name="persos.B2" style:family="table-cell">
      <style:table-cell-properties fo:padding="0.0382in" fo:border-left="0.05pt solid #000000" fo:border-right="0.05pt solid #000000" fo:border-top="none" fo:border-bottom="0.05pt solid #000000"/>
    </style:style>
    <style:style style:name="Perso" style:family="table">
      <style:table-properties style:width="7.7701in" fo:break-before="auto" fo:break-after="auto" table:align="margins"/>
    </style:style>
    <style:style style:name="Perso.A" style:family="table-column">
      <style:table-column-properties style:column-width="2.6118in" style:rel-column-width="22030*"/>
    </style:style>
    <style:style style:name="Perso.B" style:family="table-column">
      <style:table-column-properties style:column-width="5.1583in" style:rel-column-width="43505*"/>
    </style:style>
    <style:style style:name="Perso.A1" style:family="table-cell">
      <style:table-cell-properties fo:padding="0.0382in" fo:border-left="0.05pt solid #000000" fo:border-right="none" fo:border-top="0.05pt solid #000000" fo:border-bottom="0.05pt solid #000000"/>
    </style:style>
    <style:style style:name="Perso.B1" style:family="table-cell">
      <style:table-cell-properties fo:padding="0.0382in" fo:border="0.05pt solid #000000"/>
    </style:style>
    <style:style style:name="Perso.A2" style:family="table-cell">
      <style:table-cell-properties fo:padding="0.0382in" fo:border-left="0.05pt solid #000000" fo:border-right="none" fo:border-top="none" fo:border-bottom="0.05pt solid #000000"/>
    </style:style>
    <style:style style:name="Perso.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DejaVu Sans"/>
    </style:style>
    <style:style style:name="P2" style:family="paragraph" style:parent-style-name="Standard">
      <style:text-properties style:font-name="DejaVu Sans" officeooo:rsid="000c2cd9" officeooo:paragraph-rsid="000c2cd9"/>
    </style:style>
    <style:style style:name="P3" style:family="paragraph" style:parent-style-name="Standard">
      <style:text-properties style:font-name="DejaVu Sans" officeooo:rsid="000c2cd9" officeooo:paragraph-rsid="00136527"/>
    </style:style>
    <style:style style:name="P4" style:family="paragraph" style:parent-style-name="Standard">
      <style:text-properties style:font-name="DejaVu Sans" officeooo:rsid="000c2cd9" officeooo:paragraph-rsid="0014732d"/>
    </style:style>
    <style:style style:name="P5" style:family="paragraph" style:parent-style-name="Standard">
      <style:text-properties style:font-name="DejaVu Sans" officeooo:rsid="000c2cd9" officeooo:paragraph-rsid="0015025b"/>
    </style:style>
    <style:style style:name="P6" style:family="paragraph" style:parent-style-name="Standard">
      <style:text-properties style:font-name="DejaVu Sans" officeooo:rsid="000c2cd9" officeooo:paragraph-rsid="001b249b"/>
    </style:style>
    <style:style style:name="P7" style:family="paragraph" style:parent-style-name="Standard">
      <style:text-properties style:font-name="DejaVu Sans" officeooo:rsid="000c2cd9" officeooo:paragraph-rsid="0031b3f9"/>
    </style:style>
    <style:style style:name="P8" style:family="paragraph" style:parent-style-name="Standard">
      <style:text-properties style:font-name="DejaVu Sans" officeooo:rsid="000c2cd9" officeooo:paragraph-rsid="00321fc7"/>
    </style:style>
    <style:style style:name="P9" style:family="paragraph" style:parent-style-name="Standard">
      <style:paragraph-properties fo:text-align="center" style:justify-single-word="false"/>
      <style:text-properties style:font-name="DejaVu Sans" officeooo:rsid="000c2cd9" officeooo:paragraph-rsid="0034666e"/>
    </style:style>
    <style:style style:name="P10" style:family="paragraph" style:parent-style-name="Standard">
      <style:text-properties style:font-name="DejaVu Sans" officeooo:rsid="000c2cd9" officeooo:paragraph-rsid="003f43dc"/>
    </style:style>
    <style:style style:name="P11" style:family="paragraph" style:parent-style-name="Standard">
      <style:text-properties style:font-name="DejaVu Sans" officeooo:rsid="000e29a1" officeooo:paragraph-rsid="000e29a1"/>
    </style:style>
    <style:style style:name="P12" style:family="paragraph" style:parent-style-name="Standard">
      <style:text-properties style:font-name="DejaVu Sans" officeooo:rsid="000e29a1" officeooo:paragraph-rsid="00136cd9"/>
    </style:style>
    <style:style style:name="P13" style:family="paragraph" style:parent-style-name="Standard">
      <style:text-properties style:font-name="DejaVu Sans" officeooo:rsid="000e29a1" officeooo:paragraph-rsid="003f43dc"/>
    </style:style>
    <style:style style:name="P14" style:family="paragraph" style:parent-style-name="Standard">
      <style:text-properties style:font-name="DejaVu Sans" officeooo:rsid="000fc7f3" officeooo:paragraph-rsid="000fc7f3"/>
    </style:style>
    <style:style style:name="P15" style:family="paragraph" style:parent-style-name="Standard">
      <style:text-properties style:font-name="DejaVu Sans" officeooo:rsid="000fc7f3" officeooo:paragraph-rsid="0010b84c"/>
    </style:style>
    <style:style style:name="P16" style:family="paragraph" style:parent-style-name="Standard">
      <style:text-properties style:font-name="DejaVu Sans" officeooo:rsid="00136527" officeooo:paragraph-rsid="00136cd9"/>
    </style:style>
    <style:style style:name="P17" style:family="paragraph" style:parent-style-name="Standard">
      <style:text-properties style:font-name="DejaVu Sans" officeooo:rsid="00136527" officeooo:paragraph-rsid="0014732d"/>
    </style:style>
    <style:style style:name="P18" style:family="paragraph" style:parent-style-name="Standard">
      <style:text-properties style:font-name="DejaVu Sans" officeooo:rsid="00136527" officeooo:paragraph-rsid="0015025b"/>
    </style:style>
    <style:style style:name="P19" style:family="paragraph" style:parent-style-name="Standard">
      <style:text-properties style:font-name="DejaVu Sans" officeooo:rsid="00136527" officeooo:paragraph-rsid="0034666e"/>
    </style:style>
    <style:style style:name="P20" style:family="paragraph" style:parent-style-name="Standard">
      <style:text-properties style:font-name="DejaVu Sans" officeooo:rsid="00136527" officeooo:paragraph-rsid="003f43dc"/>
    </style:style>
    <style:style style:name="P21" style:family="paragraph" style:parent-style-name="Standard">
      <style:text-properties style:font-name="DejaVu Sans" officeooo:paragraph-rsid="00136cd9"/>
    </style:style>
    <style:style style:name="P22" style:family="paragraph" style:parent-style-name="Standard">
      <style:text-properties style:font-name="DejaVu Sans" officeooo:rsid="0015025b" officeooo:paragraph-rsid="0015025b"/>
    </style:style>
    <style:style style:name="P23" style:family="paragraph" style:parent-style-name="Standard">
      <style:text-properties style:font-name="DejaVu Sans" officeooo:paragraph-rsid="0015025b"/>
    </style:style>
    <style:style style:name="P24" style:family="paragraph" style:parent-style-name="Standard">
      <style:text-properties style:font-name="DejaVu Sans" officeooo:rsid="001e1618" officeooo:paragraph-rsid="001e1618"/>
    </style:style>
    <style:style style:name="P25" style:family="paragraph" style:parent-style-name="Standard">
      <style:text-properties style:font-name="DejaVu Sans" officeooo:rsid="0022968e" officeooo:paragraph-rsid="0022968e"/>
    </style:style>
    <style:style style:name="P26" style:family="paragraph" style:parent-style-name="Standard">
      <style:text-properties style:font-name="DejaVu Sans" officeooo:rsid="0024dc45" officeooo:paragraph-rsid="0024dc45"/>
    </style:style>
    <style:style style:name="P27" style:family="paragraph" style:parent-style-name="Standard">
      <style:text-properties style:font-name="DejaVu Sans" fo:font-size="6pt" officeooo:rsid="000c2cd9" officeooo:paragraph-rsid="0015025b" style:font-size-asian="5.25pt" style:font-size-complex="6pt"/>
    </style:style>
    <style:style style:name="P28" style:family="paragraph" style:parent-style-name="Standard">
      <style:text-properties style:font-name="DejaVu Sans" fo:font-size="6pt" officeooo:rsid="000c2cd9" officeooo:paragraph-rsid="003f43dc" style:font-size-asian="5.25pt" style:font-size-complex="6pt"/>
    </style:style>
    <style:style style:name="P29" style:family="paragraph" style:parent-style-name="Standard">
      <style:text-properties style:font-name="DejaVu Sans" fo:font-size="6pt" officeooo:rsid="00136527" officeooo:paragraph-rsid="0015025b" style:font-size-asian="5.25pt" style:font-size-complex="6pt"/>
    </style:style>
    <style:style style:name="P30" style:family="paragraph" style:parent-style-name="Standard">
      <style:text-properties style:font-name="DejaVu Sans" fo:font-size="6pt" officeooo:rsid="00136527" officeooo:paragraph-rsid="003f43dc" style:font-size-asian="5.25pt" style:font-size-complex="6pt"/>
    </style:style>
    <style:style style:name="P31" style:family="paragraph" style:parent-style-name="Standard">
      <style:text-properties style:font-name="DejaVu Sans" officeooo:rsid="0028c2a4" officeooo:paragraph-rsid="0028c2a4"/>
    </style:style>
    <style:style style:name="P32" style:family="paragraph" style:parent-style-name="Standard">
      <style:text-properties style:font-name="DejaVu Sans" officeooo:rsid="002aadb0" officeooo:paragraph-rsid="002aadb0"/>
    </style:style>
    <style:style style:name="P33" style:family="paragraph" style:parent-style-name="Standard">
      <style:text-properties style:font-name="DejaVu Sans" officeooo:rsid="00321fc7" officeooo:paragraph-rsid="00321fc7"/>
    </style:style>
    <style:style style:name="P34" style:family="paragraph" style:parent-style-name="Standard">
      <style:text-properties style:font-name="DejaVu Sans" officeooo:rsid="00129166" officeooo:paragraph-rsid="003321ad"/>
    </style:style>
    <style:style style:name="P35" style:family="paragraph" style:parent-style-name="Standard">
      <style:paragraph-properties fo:text-align="center" style:justify-single-word="false"/>
      <style:text-properties style:font-name="DejaVu Sans" fo:font-size="12pt" officeooo:rsid="00288e9c" officeooo:paragraph-rsid="003f43dc" style:font-name-asian="Andale Sans UI" style:font-size-asian="12pt" style:font-name-complex="Tahoma" style:font-size-complex="12pt"/>
    </style:style>
    <style:style style:name="P36" style:family="paragraph" style:parent-style-name="Standard">
      <style:paragraph-properties fo:text-align="center" style:justify-single-word="false"/>
      <style:text-properties style:font-name="DejaVu Sans" fo:font-size="12pt" officeooo:rsid="00136527" officeooo:paragraph-rsid="003f43dc" style:font-name-asian="Andale Sans UI" style:font-size-asian="12pt" style:font-name-complex="Tahoma" style:font-size-complex="12pt"/>
    </style:style>
    <style:style style:name="P37" style:family="paragraph" style:parent-style-name="Standard">
      <style:paragraph-properties fo:text-align="center" style:justify-single-word="false"/>
      <style:text-properties style:font-name="DejaVu Sans" fo:font-size="12pt" officeooo:rsid="00266452" officeooo:paragraph-rsid="003f43dc" style:font-name-asian="Andale Sans UI" style:font-size-asian="12pt" style:font-name-complex="Tahoma" style:font-size-complex="12pt"/>
    </style:style>
    <style:style style:name="P38" style:family="paragraph" style:parent-style-name="Standard">
      <style:paragraph-properties fo:text-align="center" style:justify-single-word="false"/>
      <style:text-properties style:font-name="DejaVu Sans" fo:font-size="12pt" officeooo:rsid="00302288" officeooo:paragraph-rsid="003f43dc" style:font-name-asian="Andale Sans UI" style:font-size-asian="12pt" style:font-name-complex="Tahoma" style:font-size-complex="12pt"/>
    </style:style>
    <style:style style:name="P39" style:family="paragraph" style:parent-style-name="Standard">
      <style:paragraph-properties fo:text-align="center" style:justify-single-word="false"/>
      <style:text-properties style:font-name="DejaVu Sans" fo:font-size="12pt" officeooo:rsid="0028f4d9" officeooo:paragraph-rsid="003f43dc" style:font-name-asian="Andale Sans UI" style:font-size-asian="12pt" style:font-name-complex="Tahoma" style:font-size-complex="12pt"/>
    </style:style>
    <style:style style:name="P40" style:family="paragraph" style:parent-style-name="Standard">
      <style:text-properties style:font-name="DejaVu Sans" fo:font-size="12pt" officeooo:rsid="00136527" officeooo:paragraph-rsid="003f43dc" style:font-size-asian="12pt" style:font-size-complex="12pt"/>
    </style:style>
    <style:style style:name="P41" style:family="paragraph" style:parent-style-name="Standard">
      <style:text-properties style:font-name="DejaVu Sans" officeooo:rsid="004bb111" officeooo:paragraph-rsid="003f43dc"/>
    </style:style>
    <style:style style:name="P42" style:family="paragraph" style:parent-style-name="Standard">
      <style:text-properties style:font-name="DejaVu Sans" officeooo:rsid="004d6c52" officeooo:paragraph-rsid="003f43dc"/>
    </style:style>
    <style:style style:name="P43" style:family="paragraph" style:parent-style-name="Standard">
      <style:text-properties style:font-name="DejaVu Sans" officeooo:rsid="004ea3d1" officeooo:paragraph-rsid="003f43dc"/>
    </style:style>
    <style:style style:name="P44" style:family="paragraph" style:parent-style-name="Standard">
      <style:text-properties style:font-name="DejaVu Sans" officeooo:rsid="002b4834" officeooo:paragraph-rsid="003f43dc"/>
    </style:style>
    <style:style style:name="P45" style:family="paragraph" style:parent-style-name="Standard">
      <style:text-properties style:font-name="DejaVu Sans" officeooo:rsid="003980f0" officeooo:paragraph-rsid="003f43dc"/>
    </style:style>
    <style:style style:name="P46" style:family="paragraph" style:parent-style-name="Standard">
      <style:text-properties style:font-name="DejaVu Sans" officeooo:rsid="0042f865" officeooo:paragraph-rsid="003f43dc"/>
    </style:style>
    <style:style style:name="P47" style:family="paragraph" style:parent-style-name="Standard">
      <style:text-properties style:font-name="DejaVu Sans" officeooo:rsid="0028f4d9" officeooo:paragraph-rsid="003f43dc"/>
    </style:style>
    <style:style style:name="P48" style:family="paragraph" style:parent-style-name="Standard">
      <style:text-properties style:font-name="DejaVu Sans" officeooo:rsid="00246276" officeooo:paragraph-rsid="003f43dc"/>
    </style:style>
    <style:style style:name="P49" style:family="paragraph" style:parent-style-name="Standard">
      <style:text-properties style:font-name="DejaVu Sans" officeooo:paragraph-rsid="003f43dc"/>
    </style:style>
    <style:style style:name="P50" style:family="paragraph" style:parent-style-name="Standard">
      <style:text-properties officeooo:paragraph-rsid="003f43dc"/>
    </style:style>
    <style:style style:name="P51" style:family="paragraph" style:parent-style-name="Title">
      <style:paragraph-properties fo:break-before="page"/>
      <style:text-properties style:font-name="DejaVu Sans"/>
    </style:style>
    <style:style style:name="P52" style:family="paragraph" style:parent-style-name="Title">
      <style:paragraph-properties fo:break-before="page"/>
      <style:text-properties style:font-name="DejaVu Sans" officeooo:paragraph-rsid="003f43dc"/>
    </style:style>
    <style:style style:name="P53" style:family="paragraph" style:parent-style-name="Title">
      <style:paragraph-properties fo:break-before="page"/>
      <style:text-properties style:font-name="DejaVu Sans" officeooo:rsid="00191e9a" officeooo:paragraph-rsid="003f43dc"/>
    </style:style>
    <style:style style:name="P54" style:family="paragraph" style:parent-style-name="Title">
      <style:paragraph-properties fo:break-before="page"/>
      <style:text-properties style:font-name="DejaVu Sans" officeooo:rsid="001c550b" officeooo:paragraph-rsid="003f43dc"/>
    </style:style>
    <style:style style:name="P55" style:family="paragraph" style:parent-style-name="Title">
      <style:paragraph-properties fo:break-before="page"/>
      <style:text-properties style:font-name="DejaVu Sans" officeooo:rsid="003f43dc" officeooo:paragraph-rsid="003f43dc"/>
    </style:style>
    <style:style style:name="P56" style:family="paragraph" style:parent-style-name="Text_20_body">
      <style:text-properties style:font-name="DejaVu Sans" fo:font-size="12pt" officeooo:rsid="00136527" officeooo:paragraph-rsid="003f43dc" style:font-size-asian="12pt" style:font-size-complex="12pt"/>
    </style:style>
    <style:style style:name="P57" style:family="paragraph" style:parent-style-name="Table_20_Heading">
      <style:text-properties style:font-name="DejaVu Sans" fo:font-size="28pt" officeooo:rsid="00302288" officeooo:paragraph-rsid="003f43dc" style:font-name-asian="Andale Sans UI" style:font-size-asian="28pt" style:font-name-complex="Tahoma" style:font-size-complex="28pt"/>
    </style:style>
    <style:style style:name="P58" style:family="paragraph" style:parent-style-name="Table_20_Contents">
      <style:paragraph-properties fo:text-align="center" style:justify-single-word="false"/>
      <style:text-properties style:font-name="DejaVu Sans" fo:font-size="12pt" officeooo:rsid="00302288" officeooo:paragraph-rsid="003f43dc" style:font-name-asian="Andale Sans UI" style:font-size-asian="12pt" style:font-name-complex="Tahoma" style:font-size-complex="12pt"/>
    </style:style>
    <style:style style:name="P59" style:family="paragraph" style:parent-style-name="Standard" style:master-page-name="PageSheet">
      <style:paragraph-properties style:page-number="auto"/>
      <style:text-properties style:font-name="DejaVu Sans" officeooo:rsid="000c2cd9" officeooo:paragraph-rsid="000c2cd9"/>
    </style:style>
    <style:style style:name="P60" style:family="paragraph" style:parent-style-name="Standard" style:master-page-name="PageSheet">
      <style:paragraph-properties fo:text-align="center" style:justify-single-word="false" style:page-number="auto"/>
      <style:text-properties style:font-name="DejaVu Sans" officeooo:rsid="000c2cd9" officeooo:paragraph-rsid="0034666e"/>
    </style:style>
    <style:style style:name="T1" style:family="text">
      <style:text-properties fo:font-weight="bold" style:font-weight-asian="bold" style:font-weight-complex="bold"/>
    </style:style>
    <style:style style:name="T2" style:family="text">
      <style:text-properties fo:font-weight="bold" officeooo:rsid="00136527" style:font-weight-asian="bold" style:font-weight-complex="bold"/>
    </style:style>
    <style:style style:name="T3" style:family="text">
      <style:text-properties fo:font-weight="bold" officeooo:rsid="00288e9c" style:font-weight-asian="bold" style:font-weight-complex="bold"/>
    </style:style>
    <style:style style:name="T4" style:family="text">
      <style:text-properties fo:font-weight="bold" officeooo:rsid="00296d79" style:font-weight-asian="bold" style:font-weight-complex="bold"/>
    </style:style>
    <style:style style:name="T5" style:family="text">
      <style:text-properties fo:font-weight="bold" officeooo:rsid="0028f4d9" style:font-weight-asian="bold" style:font-weight-complex="bold"/>
    </style:style>
    <style:style style:name="T6" style:family="text">
      <style:text-properties fo:font-weight="bold" officeooo:rsid="00266452" style:font-weight-asian="bold" style:font-weight-complex="bold"/>
    </style:style>
    <style:style style:name="T7" style:family="text">
      <style:text-properties fo:font-weight="bold" officeooo:rsid="002af22e" style:font-weight-asian="bold" style:font-weight-complex="bold"/>
    </style:style>
    <style:style style:name="T8" style:family="text">
      <style:text-properties fo:font-weight="bold" officeooo:rsid="002bad6d" style:font-weight-asian="bold" style:font-weight-complex="bold"/>
    </style:style>
    <style:style style:name="T9" style:family="text">
      <style:text-properties fo:font-weight="bold" officeooo:rsid="000e29a1" style:font-weight-asian="bold" style:font-weight-complex="bold"/>
    </style:style>
    <style:style style:name="T10" style:family="text">
      <style:text-properties officeooo:rsid="000f21e3"/>
    </style:style>
    <style:style style:name="T11" style:family="text">
      <style:text-properties officeooo:rsid="000fc7f3"/>
    </style:style>
    <style:style style:name="T12" style:family="text">
      <style:text-properties officeooo:rsid="0010b84c"/>
    </style:style>
    <style:style style:name="T13" style:family="text">
      <style:text-properties officeooo:rsid="00136527"/>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414b8" style:font-style-asian="italic" style:font-weight-asian="bold" style:font-style-complex="italic" style:font-weight-complex="bold"/>
    </style:style>
    <style:style style:name="T16" style:family="text">
      <style:text-properties fo:font-style="italic" fo:font-weight="bold" officeooo:rsid="00136527" style:font-style-asian="italic" style:font-weight-asian="bold" style:font-style-complex="italic" style:font-weight-complex="bold"/>
    </style:style>
    <style:style style:name="T17" style:family="text">
      <style:text-properties fo:font-style="italic" fo:font-weight="bold" officeooo:rsid="002abf22" style:font-style-asian="italic" style:font-weight-asian="bold" style:font-style-complex="italic" style:font-weight-complex="bold"/>
    </style:style>
    <style:style style:name="T18" style:family="text">
      <style:text-properties fo:font-style="italic" fo:font-weight="bold" officeooo:rsid="002af22e" style:font-style-asian="italic" style:font-weight-asian="bold" style:font-style-complex="italic" style:font-weight-complex="bold"/>
    </style:style>
    <style:style style:name="T19" style:family="text">
      <style:text-properties fo:font-style="italic" fo:font-weight="bold" officeooo:rsid="002b4834" style:font-style-asian="italic" style:font-weight-asian="bold" style:font-style-complex="italic" style:font-weight-complex="bold"/>
    </style:style>
    <style:style style:name="T20" style:family="text">
      <style:text-properties fo:font-style="italic" fo:font-weight="bold" officeooo:rsid="002bad6d" style:font-style-asian="italic" style:font-weight-asian="bold" style:font-style-complex="italic" style:font-weight-complex="bold"/>
    </style:style>
    <style:style style:name="T21" style:family="text">
      <style:text-properties fo:font-style="italic" fo:font-weight="bold" officeooo:rsid="001b249b" style:font-style-asian="italic" style:font-weight-asian="bold" style:font-style-complex="italic" style:font-weight-complex="bold"/>
    </style:style>
    <style:style style:name="T22" style:family="text">
      <style:text-properties fo:font-style="italic" fo:font-weight="bold" officeooo:rsid="003980f0" style:font-style-asian="italic" style:font-weight-asian="bold" style:font-style-complex="italic" style:font-weight-complex="bold"/>
    </style:style>
    <style:style style:name="T23" style:family="text">
      <style:text-properties fo:font-style="italic" fo:font-weight="bold" officeooo:rsid="004d9741" style:font-style-asian="italic" style:font-weight-asian="bold" style:font-style-complex="italic" style:font-weight-complex="bold"/>
    </style:style>
    <style:style style:name="T24" style:family="text">
      <style:text-properties fo:font-style="italic" fo:font-weight="bold" officeooo:rsid="004f3697" style:font-style-asian="italic" style:font-weight-asian="bold" style:font-style-complex="italic" style:font-weight-complex="bold"/>
    </style:style>
    <style:style style:name="T25" style:family="text">
      <style:text-properties officeooo:rsid="00136cd9"/>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136cd9"/>
    </style:style>
    <style:style style:name="T28" style:family="text">
      <style:text-properties style:text-underline-style="solid" style:text-underline-width="auto" style:text-underline-color="font-color" officeooo:rsid="00136527"/>
    </style:style>
    <style:style style:name="T29" style:family="text">
      <style:text-properties style:font-name="DejaVu Sans" fo:font-weight="bold" officeooo:rsid="00288e9c" style:font-weight-asian="bold" style:font-weight-complex="bold"/>
    </style:style>
    <style:style style:name="T30" style:family="text">
      <style:text-properties style:font-name="DejaVu Sans" fo:font-weight="bold" officeooo:rsid="00296d79" style:font-weight-asian="bold" style:font-weight-complex="bold"/>
    </style:style>
    <style:style style:name="T31" style:family="text">
      <style:text-properties style:font-name="DejaVu Sans" officeooo:rsid="00288e9c"/>
    </style:style>
    <style:style style:name="T32" style:family="text">
      <style:text-properties style:font-name="DejaVu Sans" fo:font-weight="normal" officeooo:rsid="002bad6d" style:font-weight-asian="normal" style:font-weight-complex="normal"/>
    </style:style>
    <style:style style:name="T33" style:family="text">
      <style:text-properties style:font-name="DejaVu Sans" fo:font-weight="normal" officeooo:rsid="002b4834" style:font-weight-asian="normal" style:font-weight-complex="normal"/>
    </style:style>
    <style:style style:name="T34" style:family="text">
      <style:text-properties style:font-name="DejaVu Sans" officeooo:rsid="00366e4f"/>
    </style:style>
    <style:style style:name="T35" style:family="text">
      <style:text-properties officeooo:rsid="00288e9c"/>
    </style:style>
    <style:style style:name="T36" style:family="text">
      <style:text-properties officeooo:rsid="0028f4d9"/>
    </style:style>
    <style:style style:name="T37" style:family="text">
      <style:text-properties officeooo:rsid="00266452"/>
    </style:style>
    <style:style style:name="T38" style:family="text">
      <style:text-properties officeooo:rsid="0014732d"/>
    </style:style>
    <style:style style:name="T39" style:family="text">
      <style:text-properties officeooo:rsid="0015025b"/>
    </style:style>
    <style:style style:name="T40" style:family="text">
      <style:text-properties officeooo:rsid="00170cb2"/>
    </style:style>
    <style:style style:name="T41" style:family="text">
      <style:text-properties officeooo:rsid="0017fe84"/>
    </style:style>
    <style:style style:name="T42" style:family="text">
      <style:text-properties officeooo:rsid="001bb002"/>
    </style:style>
    <style:style style:name="T43" style:family="text">
      <style:text-properties officeooo:rsid="001e1618"/>
    </style:style>
    <style:style style:name="T44" style:family="text">
      <style:text-properties officeooo:rsid="0022968e"/>
    </style:style>
    <style:style style:name="T45" style:family="text">
      <style:text-properties officeooo:rsid="00230ae8"/>
    </style:style>
    <style:style style:name="T46" style:family="text">
      <style:text-properties officeooo:rsid="00244fa2"/>
    </style:style>
    <style:style style:name="T47" style:family="text">
      <style:text-properties officeooo:rsid="0025107c"/>
    </style:style>
    <style:style style:name="T48" style:family="text">
      <style:text-properties officeooo:rsid="0026b27f"/>
    </style:style>
    <style:style style:name="T49" style:family="text">
      <style:text-properties officeooo:rsid="0026b36e"/>
    </style:style>
    <style:style style:name="T50" style:family="text">
      <style:text-properties officeooo:rsid="0026ca7f"/>
    </style:style>
    <style:style style:name="T51" style:family="text">
      <style:text-properties officeooo:rsid="0028c2a4"/>
    </style:style>
    <style:style style:name="T52" style:family="text">
      <style:text-properties officeooo:rsid="002aadb0"/>
    </style:style>
    <style:style style:name="T53" style:family="text">
      <style:text-properties officeooo:rsid="002fefb9"/>
    </style:style>
    <style:style style:name="T54" style:family="text">
      <style:text-properties officeooo:rsid="0031b3f9"/>
    </style:style>
    <style:style style:name="T55" style:family="text">
      <style:text-properties officeooo:rsid="00321fc7"/>
    </style:style>
    <style:style style:name="T56" style:family="text">
      <style:text-properties officeooo:rsid="00365443"/>
    </style:style>
    <style:style style:name="T57" style:family="text">
      <style:text-properties officeooo:rsid="0037f21f"/>
    </style:style>
    <style:style style:name="T58" style:family="text">
      <style:text-properties officeooo:rsid="003d9867"/>
    </style:style>
    <style:style style:name="T59" style:family="text">
      <style:text-properties officeooo:rsid="003e2e40"/>
    </style:style>
    <style:style style:name="T60" style:family="text">
      <style:text-properties officeooo:rsid="00191e9a"/>
    </style:style>
    <style:style style:name="T61" style:family="text">
      <style:text-properties officeooo:rsid="004ea3d1"/>
    </style:style>
    <style:style style:name="T62" style:family="text">
      <style:text-properties officeooo:rsid="004f86a1"/>
    </style:style>
    <style:style style:name="T63" style:family="text">
      <style:text-properties officeooo:rsid="002af22e"/>
    </style:style>
    <style:style style:name="T64" style:family="text">
      <style:text-properties officeooo:rsid="002b4834"/>
    </style:style>
    <style:style style:name="T65" style:family="text">
      <style:text-properties officeooo:rsid="002bad6d"/>
    </style:style>
    <style:style style:name="T66" style:family="text">
      <style:text-properties officeooo:rsid="001ea93a"/>
    </style:style>
    <style:style style:name="T67" style:family="text">
      <style:text-properties officeooo:rsid="003980f0"/>
    </style:style>
    <style:style style:name="T68" style:family="text">
      <style:text-properties officeooo:rsid="0039fb73"/>
    </style:style>
    <style:style style:name="T69" style:family="text">
      <style:text-properties officeooo:rsid="003b9d84"/>
    </style:style>
    <style:style style:name="T70" style:family="text">
      <style:text-properties officeooo:rsid="00254e4c"/>
    </style:style>
    <style:style style:name="T71" style:family="text">
      <style:text-properties officeooo:rsid="00419b08"/>
    </style:style>
    <style:style style:name="T72" style:family="text">
      <style:text-properties officeooo:rsid="0042f865"/>
    </style:style>
    <style:style style:name="T73" style:family="text">
      <style:text-properties officeooo:rsid="000e29a1"/>
    </style:style>
    <style:style style:name="T74" style:family="text">
      <style:text-properties fo:font-size="12pt" style:font-size-asian="12pt" style:font-size-complex="12pt"/>
    </style:style>
    <style:style style:name="T75" style:family="text">
      <style:text-properties fo:font-size="12pt" officeooo:rsid="004430fd" style:font-size-asian="12pt" style:font-size-complex="12pt"/>
    </style:style>
    <style:style style:name="T76" style:family="text">
      <style:text-properties fo:font-size="12pt" officeooo:rsid="002220ce" style:font-size-asian="12pt" style:font-size-complex="12pt"/>
    </style:style>
    <style:style style:name="T77" style:family="text">
      <style:text-properties fo:font-size="12pt" officeooo:rsid="0045fa57" style:font-size-asian="12pt" style:font-size-complex="12pt"/>
    </style:style>
    <style:style style:name="T78" style:family="text">
      <style:text-properties fo:font-size="12pt" officeooo:rsid="0049f419" style:font-size-asian="12pt" style:font-size-complex="12pt"/>
    </style:style>
    <style:style style:name="T79" style:family="text">
      <style:text-properties fo:font-size="12pt" officeooo:rsid="004a1c99" style:font-size-asian="12pt" style:font-size-complex="12pt"/>
    </style:style>
    <style:style style:name="T80" style:family="text">
      <style:text-properties officeooo:rsid="0049f419"/>
    </style:style>
    <style:style style:name="T81" style:family="text">
      <style:text-properties officeooo:rsid="00296d79"/>
    </style:style>
    <style:style style:name="T82" style:family="text">
      <style:text-properties officeooo:rsid="00246276"/>
    </style:style>
    <style:style style:name="T83" style:family="text">
      <style:text-properties officeooo:rsid="0037c547"/>
    </style:style>
    <style:style style:name="T84" style:family="text">
      <style:text-properties officeooo:rsid="003d4bcc"/>
    </style:style>
    <style:style style:name="T85" style:family="text">
      <style:text-properties officeooo:rsid="004187cd"/>
    </style:style>
    <style:style style:name="T86" style:family="text">
      <style:text-properties officeooo:rsid="0042775f"/>
    </style:style>
    <style:style style:name="T87" style:family="text">
      <style:text-properties officeooo:rsid="0044d786"/>
    </style:style>
    <style:style style:name="T88" style:family="text">
      <style:text-properties officeooo:rsid="0048f290"/>
    </style:style>
    <style:style style:name="T89" style:family="text">
      <style:text-properties officeooo:rsid="004a25cb"/>
    </style:style>
    <style:style style:name="T90" style:family="text">
      <style:text-properties officeooo:rsid="004d9741"/>
    </style:style>
    <style:style style:name="T91" style:family="text">
      <style:text-properties officeooo:rsid="004f751c"/>
    </style:style>
    <style:style style:name="T92" style:family="text">
      <style:text-properties fo:font-size="11pt" style:font-size-asian="11pt" style:font-size-complex="11pt"/>
    </style:style>
    <style:style style:name="T93" style:family="text">
      <style:text-properties fo:font-size="11pt" officeooo:rsid="00266452" style:font-size-asian="11pt" style:font-size-complex="11pt"/>
    </style:style>
    <style:style style:name="T94" style:family="text">
      <style:text-properties fo:font-size="11pt" officeooo:rsid="00475d52"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Liste de l'équipe<text:line-break/></text:p>
      <text:p text:style-name="P2"/>
      <table:table table:name="persos" table:style-name="persos">
        <table:table-column table:style-name="persos.A"/>
        <table:table-column table:style-name="persos.B"/>
        <table:table-header-rows>
          <table:table-row>
            <table:table-cell table:style-name="persos.A1" office:value-type="string">
              <text:p text:style-name="P57">Nom</text:p>
            </table:table-cell>
            <table:table-cell table:style-name="persos.B1" office:value-type="string">
              <text:p text:style-name="P57">Mots-Clés</text:p>
            </table:table-cell>
          </table:table-row>
        </table:table-header-rows>
        <table:table-row>
          <table:table-cell table:style-name="persos.A2" office:value-type="string">
            <text:p text:style-name="P60">Atina Ford</text:p>
          </table:table-cell>
          <table:table-cell table:style-name="persos.B2" office:value-type="string">
            <text:p text:style-name="P19">Intello, asociale, fille d'ouvriers, hautes-études</text:p>
          </table:table-cell>
        </table:table-row>
        <table:table-row>
          <table:table-cell table:style-name="persos.A2" office:value-type="string">
            <text:p text:style-name="P9"><text:span text:style-name="T41">H</text:span>oward Russ</text:p>
          </table:table-cell>
          <table:table-cell table:style-name="persos.B2" office:value-type="string">
            <text:p text:style-name="P19">physique, marié avec Katie Spear</text:p>
          </table:table-cell>
        </table:table-row>
        <table:table-row>
          <table:table-cell table:style-name="persos.A2" office:value-type="string">
            <text:p text:style-name="P9">Kelley Law</text:p>
          </table:table-cell>
          <table:table-cell table:style-name="persos.B2" office:value-type="string">
            <text:p text:style-name="P19">hellfire, gun girl, hydra</text:p>
          </table:table-cell>
        </table:table-row>
        <table:table-row>
          <table:table-cell table:style-name="persos.A2" office:value-type="string">
            <text:p text:style-name="P9"><text:span text:style-name="T90">Douglas</text:span> <text:span text:style-name="T59">C</text:span>o<text:span text:style-name="T91">l</text:span>lin<text:span text:style-name="T59">s</text:span></text:p>
          </table:table-cell>
          <table:table-cell table:style-name="persos.B2" office:value-type="string">
            <text:p text:style-name="P19">grande gueule, beau, fils à papa, piston, lycée, classe, papa RH LAPD</text:p>
          </table:table-cell>
        </table:table-row>
        <table:table-row>
          <table:table-cell table:style-name="persos.A2" office:value-type="string">
            <text:p text:style-name="P9">Stjerne Rasmus</text:p>
          </table:table-cell>
          <table:table-cell table:style-name="persos.B2" office:value-type="string">
            <text:p text:style-name="P19">prénom reloud, fait peur, riche, danois, étude sup, medicine</text:p>
          </table:table-cell>
        </table:table-row>
      </table:table>
      <text:p text:style-name="P2"/>
      <table:table table:name="Perso" table:style-name="Perso">
        <table:table-column table:style-name="Perso.A"/>
        <table:table-column table:style-name="Perso.B"/>
        <table:table-header-rows>
          <table:table-row>
            <table:table-cell table:style-name="Perso.A1" office:value-type="string">
              <text:p text:style-name="P57">Nom</text:p>
            </table:table-cell>
            <table:table-cell table:style-name="Perso.B1" office:value-type="string">
              <text:p text:style-name="P57">Mots-Clés</text:p>
            </table:table-cell>
          </table:table-row>
        </table:table-header-rows>
        <table:table-row>
          <table:table-cell table:style-name="Perso.A2" office:value-type="string">
            <text:p text:style-name="P35">Marj Mitchell</text:p>
          </table:table-cell>
          <table:table-cell table:style-name="Perso.B2" office:value-type="string">
            <text:p text:style-name="P36">Chien, equilibré, famille</text:p>
          </table:table-cell>
        </table:table-row>
        <table:table-row>
          <table:table-cell table:style-name="Perso.A2" office:value-type="string">
            <text:p text:style-name="P37">Dorian Richardson</text:p>
          </table:table-cell>
          <table:table-cell table:style-name="Perso.B2" office:value-type="string">
            <text:p text:style-name="P36">Fusil a pompe, implacable, froid </text:p>
          </table:table-cell>
        </table:table-row>
        <table:table-row>
          <table:table-cell table:style-name="Perso.A2" office:value-type="string">
            <text:p text:style-name="P38">Rosa Diaz</text:p>
          </table:table-cell>
          <table:table-cell table:style-name="Perso.B2" office:value-type="string">
            <text:p text:style-name="P36">Mauvais caratere, brute, technophobe, le mechant flic</text:p>
          </table:table-cell>
        </table:table-row>
        <table:table-row>
          <table:table-cell table:style-name="Perso.A2" office:value-type="string">
            <text:p text:style-name="P58">Jake <text:span text:style-name="T36">Peralta</text:span></text:p>
          </table:table-cell>
          <table:table-cell table:style-name="Perso.B2" office:value-type="string">
            <text:p text:style-name="P36">humour, jeu de mots, intello mais un peu con</text:p>
          </table:table-cell>
        </table:table-row>
        <table:table-row>
          <table:table-cell table:style-name="Perso.A2" office:value-type="string">
            <text:p text:style-name="P39">Gina Linetti</text:p>
          </table:table-cell>
          <table:table-cell table:style-name="Perso.B2" office:value-type="string">
            <text:p text:style-name="P36"><text:s/>Télé réalité, concours, </text:p>
          </table:table-cell>
        </table:table-row>
      </table:table>
      <text:p text:style-name="P52">Atina Ford</text:p>
      <text:p text:style-name="P1"><text:span text:style-name="T1">Nom</text:span>: Atina Ford</text:p>
      <text:p text:style-name="P1"><text:span text:style-name="T1">Surnom</text:span>: Law And Order<text:line-break/><text:span text:style-name="T2">Mots-clé</text:span><text:span text:style-name="T13">: Intello, asociale, fille d'ouvriers, hautes-études</text:span></text:p>
      <text:p text:style-name="P11"><text:span text:style-name="T1">Histoire</text:span>: Tes parents sont issus de la classe ouvrière. Tu as toujours été une enfant brillante, <text:span text:style-name="T11">très</text:span> timide et souvent moquée par tes camarades. Il n'y avait qu'une seule chose dans ton esprit: <text:span text:style-name="T10">réussir. Ton plan de carrière a été détruit en plein vol par le licenciement de tes parents qui ont servi de bouc-émissaire dans une sombre affaire. Tout était faux, le procès, les avocats, les flics et le procurreur. </text:span></text:p>
      <text:p text:style-name="P14">Forcée par les événements, tu es rentrée dans la police pour changer cela, puis l'indépendance e<text:span text:style-name="T12">s</text:span>t arrivée. <text:span text:style-name="T12">Tu es rentrée au COPS pour changer les choses.</text:span></text:p>
      <text:p text:style-name="P15">Les relations humaines, ce n'est pas vraiment t<text:span text:style-name="T12">a tasse de thé</text:span>. Le boulot, toujours le boulot. <text:span text:style-name="T12">Enzo (Bellini) est celui qui a persé ta carapace. Il te fait rire, et tu te sens heureuse avec <text:s/>lui. Il est très différent de toi. Tout l'opposé même: avenant, soignée, impulsif, gentil. Tu l'as rencontré dans le cadre d'une enquête, il y a une paire d'années. Il a été un indic correct, toujours prêt à te dépanner. Son statut a glissé doucement pour devenir un confident puis un amant. Votre relation est secrète. Ta hiérarchie n'est pas au courant, les collègues d'Enzo n'ont plus. Il est vigile/barman/musicien dans un club fréquenté par des pontes du milieu. L'endroit idéal pour écouter les rumeurs.</text:span></text:p>
      <text:p text:style-name="P34">Vous vivez ensemble mais aucun document ne vous relie. Il sou<text:span text:style-name="T56">s-</text:span>loue son appartement à des étudiants coréens. <text:span text:style-name="T13">Depuis hier, tu as une grande nouvelle à lui annoncer: Tu es enceinte! Tu as fait le test, hier soir. Malheureusement, tu travailles en horraire du matin et tu n'as pas eu l'occasion de le croiser. Tu as tout le temps nécéssaire pour trouver comment lui annoncer avec style.</text:span></text:p>
      <text:p text:style-name="P34"><text:span text:style-name="T13"><text:line-break/></text:span><text:span text:style-name="T27">A</text:span><text:span text:style-name="T28">vis sur tes collegues</text:span><text:span text:style-name="T13">:</text:span></text:p>
      <text:p text:style-name="P6"><text:span text:style-name="T16">H</text:span><text:span text:style-name="T14">oward </text:span><text:span text:style-name="T17">«</text:span><text:span text:style-name="T20">Clever S</text:span><text:span text:style-name="T19">chwarzy</text:span><text:span text:style-name="T17">» </text:span><text:span text:style-name="T14">Russ</text:span>: <text:span text:style-name="T42">Moins débile qu'il en a l'air, il fait du bon travail. Un peu une montagne de muscle.</text:span></text:p>
      <text:p text:style-name="P3"/>
      <text:p text:style-name="P6"><text:span text:style-name="T14">Kelley </text:span><text:span text:style-name="T17">«</text:span><text:span text:style-name="T21">Fireworks</text:span><text:span text:style-name="T17">» <text:s/></text:span><text:span text:style-name="T14">Law</text:span>: <text:span text:style-name="T25">Elle cherche la mort et les sensations fortes avant de faire son travail. Elle est parfaite pour faire une diversion, elle a le talent pour attirer les problèmes. En dehors de ça, elle est cool mais très solitaire; non par timidité mais par choix.</text:span></text:p>
      <text:p text:style-name="P3"/>
      <text:p text:style-name="P6"><text:span text:style-name="T23">Douglas</text:span><text:span text:style-name="T14"> </text:span><text:span text:style-name="T17">«</text:span><text:span text:style-name="T18">Terminal</text:span><text:span text:style-name="T17">» </text:span><text:span text:style-name="T14"><text:s/></text:span><text:span text:style-name="T15">C</text:span><text:span text:style-name="T14">olin</text:span><text:span text:style-name="T24">s</text:span>: <text:span text:style-name="T42">Un beau parleur, tu ne comprends pas que la police puisse garder des types comme lui dans ses rangs.</text:span></text:p>
      <text:p text:style-name="P3"/>
      <text:p text:style-name="P6"><text:span text:style-name="T14">Stjerne </text:span><text:span text:style-name="T17">«</text:span><text:span text:style-name="T21">Light-House</text:span><text:span text:style-name="T17">» </text:span><text:span text:style-name="T14">Rasmus</text:span>: <text:span text:style-name="T25">il est beau et il le sait, il est donc insupportable. <text:s/>Le mec avait tout pour finir président d'une grande compagnie ou ministre dans son pays nordique. Il a préféré devenir COPS, quel con !!!<text:line-break/></text:span></text:p>
      <text:p text:style-name="P4"><text:span text:style-name="T29">Marj </text:span><text:span text:style-name="T30">«Khal Doggo» </text:span><text:span text:style-name="T29">Mitchell</text:span><text:span text:style-name="T31">: </text:span><text:span text:style-name="T42">Elle est efficace et toujours occupée. </text:span></text:p>
      <text:p text:style-name="P4"/>
      <text:p text:style-name="P4"><text:span text:style-name="T6">Dorian </text:span><text:span text:style-name="T4">«Cold breath»</text:span><text:span text:style-name="T6"> Richardson</text:span><text:span text:style-name="T37">: Un peu brutal, il a de bons résultats. </text:span></text:p>
      <text:p text:style-name="P4"/>
      <text:p text:style-name="P4"><text:span text:style-name="T3">Rosa </text:span><text:span text:style-name="T4">«Die Hard»</text:span><text:span text:style-name="T3"> Diaz</text:span><text:span text:style-name="T35">: Le genre de nana qui donne mauvaise réputation aux flics du COPS.</text:span></text:p>
      <text:p text:style-name="P4"/>
      <text:p text:style-name="P4"><text:span text:style-name="T5">Jake </text:span><text:span text:style-name="T4">«The Joker» </text:span><text:span text:style-name="T5">Peralta</text:span><text:span text:style-name="T36">: Un petit malin toujours prêt à faire des vannes. Tu le détestes au plus haut point.</text:span></text:p>
      <text:p text:style-name="P4"/>
      <text:p text:style-name="P4"><text:span text:style-name="T5">Gina </text:span><text:span text:style-name="T7">«Honey-Moon»</text:span><text:span text:style-name="T5"> Linetti</text:span><text:span text:style-name="T36">: Une bimbo au COPS. Tu sais bien que son avancement ne sera jamais du à ses états de service.</text:span></text:p>
      <text:p text:style-name="P51"><text:span text:style-name="T13">H</text:span>oward Russ</text:p>
      <text:p text:style-name="P21"><text:span text:style-name="T1">Nom</text:span>: <text:span text:style-name="T39">Howard Russ</text:span></text:p>
      <text:p text:style-name="P23"><text:span text:style-name="T1">Surnom</text:span>: <text:span text:style-name="T32">Clever S</text:span><text:span text:style-name="T33">chwarzy</text:span><text:line-break/><text:span text:style-name="T2">Mots-clé</text:span><text:span text:style-name="T13">: physique, marié avec Katie Spear</text:span></text:p>
      <text:p text:style-name="P12"><text:span text:style-name="T1">Histoire</text:span>: <text:s/><text:span text:style-name="T39">Tu es un gosse de riche. Enfant, ton quotidien s'était yatch privé, jet privé, golf privé, le vendredi à Hawai, le samedi soir à Londres et le dimanche à Dubaï.</text:span></text:p>
      <text:p text:style-name="P22">Tu as consommé un peu toute<text:span text:style-name="T57">s</text:span> les drogues du monde. Puis tu as rencontré Katie. Tu as arrêté ce mode de vie, surtout après avoir écraser deux enfants à Bogota avec la lamborghini de ton pote Juan (le fils d'un riche homme d'affaire colombien). Après cela, tu as décidé de faire le bien. Tu es devenu flic mais tu as l'esprit de compétition et l'envie de faire la différence. Seul le COPS peut satisfaire tes envies.</text:p>
      <text:p text:style-name="P22">Tu t'es installé à LA avec ta copine. Elle draine une population de journalistes curieux. Cela n'est pas trop génant pour le moment. Tu gardes secret ta relation car tu ne voudrais pas être victimes de taquineries de tes collègues.</text:p>
      <text:p text:style-name="P22">Au premier contact, les gens te pensent un peu con. Ils voient une force de la nature, mais tu les surprends car oui tu as un cerveau et tu peux t'en servir. </text:p>
      <text:p text:style-name="P22"/>
      <text:p text:style-name="P16"><text:span text:style-name="T26">Les avis sur tes collegues</text:span>:</text:p>
      <text:p text:style-name="P17"><text:span text:style-name="T14">Atina </text:span><text:span text:style-name="T17">«Law and Order»</text:span><text:span text:style-name="T14"> Ford</text:span>: <text:span text:style-name="T53">Un esprit sain dans un corps de crevette. Elle est très intelligente mais a oublier que le métier de flic, la puissance physique est importante.</text:span></text:p>
      <text:p text:style-name="P17"/>
      <text:p text:style-name="P4"><text:span text:style-name="T14">Kelley </text:span><text:span text:style-name="T17">«Fireworks» </text:span><text:span text:style-name="T14">Law</text:span>: <text:span text:style-name="T44">Une fois, (il parait que) Kelley a avalé un paquet entier de somnifères. Elle a cligné des yeux. La meuf est flippante. Elle est ultraviolente, elle sait comment faire mal et elle adore une bonne baston.</text:span></text:p>
      <text:p text:style-name="P4"/>
      <text:p text:style-name="P4"><text:span text:style-name="T14">Douglas «Terminal» <text:s/>Colinsn</text:span>: <text:span text:style-name="T53">Il joue sur son charme mais quand la poudre parle, il se cache.</text:span></text:p>
      <text:p text:style-name="P4"/>
      <text:p text:style-name="P4"><text:span text:style-name="T14">Stjerne </text:span><text:span text:style-name="T17">«Light-house» </text:span><text:span text:style-name="T14">Rasmus</text:span>: <text:span text:style-name="T53">Un bon gars, intello mais un peu flippant des fois. Il ne sait pas se battre mais il n'a pas peur d'y aller.</text:span></text:p>
      <text:p text:style-name="P4"/>
      <text:p text:style-name="P7"><text:span text:style-name="T29">Marj </text:span><text:span text:style-name="T30">«Khal Doggo» </text:span><text:span text:style-name="T29">Mitchell</text:span><text:span text:style-name="T31">: </text:span><text:span text:style-name="T54">Efficace, un bon flic. il en faudrait plus des comme elle. Hélàs elle participe jamais aux soirées bar.</text:span></text:p>
      <text:p text:style-name="P4"/>
      <text:p text:style-name="P4"><text:span text:style-name="T6">Dorian </text:span><text:span text:style-name="T4">«Cold breath»</text:span><text:span text:style-name="T6"> Richardson</text:span><text:span text:style-name="T37">: Efficace, un bon flic, il en faudrait plus des comme lui. Il participe aux soirées bar, il est cool.</text:span></text:p>
      <text:p text:style-name="P4"/>
      <text:p text:style-name="P4"><text:span text:style-name="T3">Rosa </text:span><text:span text:style-name="T4">«Die Hard»</text:span><text:span text:style-name="T3"> Diaz</text:span><text:span text:style-name="T35">: soupe au lait est un peu fait pour elle. Elle a le sang chaud comme on dit. Elle s'énerve vite pour des sujets futiles. L'IT en a marre de lui changer ses écrans.</text:span></text:p>
      <text:p text:style-name="P4"/>
      <text:p text:style-name="P4"><text:span text:style-name="T5">Jake </text:span><text:span text:style-name="T4">«The Joker» </text:span><text:span text:style-name="T5">Peralta</text:span><text:span text:style-name="T36">: Il rigole beaucoup, il te rappele toi, il y a quelques années (avant la colombie).</text:span></text:p>
      <text:p text:style-name="P4"/>
      <text:p text:style-name="P4"><text:span text:style-name="T5">Gina </text:span><text:span text:style-name="T7">«Honey-Moon»</text:span><text:span text:style-name="T5"> Linetti</text:span><text:span text:style-name="T36">: Un esprit sain dans un corps sain. Tu l'aimes bien. Elle est la seule à connaître ton petit secret, sur l'identité de ta compagne. </text:span></text:p>
      <text:p text:style-name="P51"><text:span text:style-name="T91">Douglas</text:span> <text:span text:style-name="T25">C</text:span>o<text:span text:style-name="T91">l</text:span>lin<text:span text:style-name="T44">s</text:span></text:p>
      <text:p text:style-name="P21"><text:span text:style-name="T1">Nom</text:span>: <text:span text:style-name="T91">Douglas Collins</text:span></text:p>
      <text:p text:style-name="P21"><text:span text:style-name="T1">Surnom</text:span>: <text:span text:style-name="T38">Terminal</text:span><text:line-break/><text:span text:style-name="T2">Mots-clé</text:span><text:span text:style-name="T13">: grande gueule, beau, fils à papa, piston, lycée, classe, papa RH LAPD.</text:span></text:p>
      <text:p text:style-name="P12"><text:span text:style-name="T1">Histoire</text:span>: <text:span text:style-name="T43">Tu es un glandeur, tu es même la définition de la glandouille. Ton enfance et adolescence, tu l'as passé sur les plages de Californie (celle ou il y a pas de requin; ni d'ordure) pour surfer puis draguer les jeunes touristes. </text:span></text:p>
      <text:p text:style-name="P24">Tu as consommé un peu sans être ton délire, tu sais t'amuser. Les études ce n'étaient pas assez sexy pour toi. Tes parents en ont eu raz le cul de toi. Ton père est haut placé dans le service RH du LAPD et cela fait mauvais genre récupérer son fils au poste après une baggare dans un bar, conduite en état d'ivresse ou insulte à agent. Bref, tu es rentrés au LAPD par son initiative. <text:span text:style-name="T44">D'ailleurs tes notes à l'académie de police, c'est lui aussi, tu n'avais pas le niveau</text:span>. <text:line-break/>Le COPS, c'est ton choix, pour le faire rager. La police t'a donné un cadre. Tu apprécies. Tu n'as pas une grande culture mais tu sais y faire avec les gens.</text:p>
      <text:p text:style-name="P25">De ton passé, tu gardes un appetit sexuel assez grand, pour le rassasir, tu consultes souvent une de tes indic qui travaille comme prostituée. Avec elle, tu peux laisser libre ton imagination: Bondage, BDSM etc.. Tu ne fais pas ces choses là avec tes conquêtes. En dehors de cela, tu es une personne équilibrée. <text:span text:style-name="T85">Par orgueil, tu as envi de devenir un bon flic.</text:span></text:p>
      <text:p text:style-name="P16"><text:line-break/><text:span text:style-name="T26">Les avis sur tes collegues</text:span>:</text:p>
      <text:p text:style-name="P18"><text:span text:style-name="T14">Atina </text:span><text:span text:style-name="T17">«Law and Order»</text:span><text:span text:style-name="T14"> Ford</text:span>: <text:span text:style-name="T44">la mort du fun, à part la science, il n'y a rien qui l'interesse.</text:span></text:p>
      <text:p text:style-name="P18"/>
      <text:p text:style-name="P5"><text:span text:style-name="T14">Kelley </text:span><text:span text:style-name="T17">«Fireworks» </text:span><text:span text:style-name="T14">Law</text:span>: <text:span text:style-name="T44">Kelley fait pleurer les oignons. Tu n'es pas très actions physiques, elle fait ta part et celle d'une unité du SWAT.</text:span></text:p>
      <text:p text:style-name="P5"/>
      <text:p text:style-name="P5"><text:span text:style-name="T19">Howard «</text:span><text:span text:style-name="T20">Clever S</text:span><text:span text:style-name="T19">chwarzy» Russ</text:span>: <text:span text:style-name="T54">syndrome du superhéros, il est gentil et pas trop con. </text:span></text:p>
      <text:p text:style-name="P5"/>
      <text:p text:style-name="P8"><text:span text:style-name="T14">Stjerne </text:span><text:span text:style-name="T17">«Light-house» </text:span><text:span text:style-name="T14">Rasmus</text:span>: <text:span text:style-name="T54">encore un scientifique, au moins il bois des bières de temps en temps. Tu es sûr qu'il ne dort pas, c'est une machine.</text:span></text:p>
      <text:p text:style-name="P5"/>
      <text:p text:style-name="P5"><text:span text:style-name="T29">Marj </text:span><text:span text:style-name="T30">«Khal Doggo» </text:span><text:span text:style-name="T29">Mitchell</text:span><text:span text:style-name="T31">: </text:span><text:span text:style-name="T55">elle est efficace, Elle voit son métier comme un job normal. Tu es sûr qu'elle arrive à dormir des nuits de 8h.</text:span></text:p>
      <text:p text:style-name="P5"/>
      <text:p text:style-name="P5"><text:span text:style-name="T6">Dorian </text:span><text:span text:style-name="T4">«Cold breath»</text:span><text:span text:style-name="T6"> Richardson</text:span><text:span text:style-name="T37">: Froid comme un fusil à pompe. </text:span></text:p>
      <text:p text:style-name="P33">Il tient éloigné tout le monde de lui même s'il est un bon buveur. Un jour tu arriveras à trouver comment appuyer sur la gachette.</text:p>
      <text:p text:style-name="P5"/>
      <text:p text:style-name="P5"><text:span text:style-name="T3">Rosa </text:span><text:span text:style-name="T4">«Die Hard»</text:span><text:span text:style-name="T3"> Diaz</text:span><text:span text:style-name="T35">: dominer par la colère, tu t'amuses à provoquer des colères (le cable réseau débarché, un vol de clé par la). Elle te facine un peu. </text:span></text:p>
      <text:p text:style-name="P5"/>
      <text:p text:style-name="P5"><text:span text:style-name="T5">Jake </text:span><text:span text:style-name="T4">«The Joker» </text:span><text:span text:style-name="T5">Peralta</text:span><text:span text:style-name="T36">: Le mec marrant mais reloud, oui c'est un bon flic mais il n'est qu'un gamin.</text:span></text:p>
      <text:p text:style-name="P5"/>
      <text:p text:style-name="P5"><text:span text:style-name="T5">Gina </text:span><text:span text:style-name="T7">«Honey-Moon»</text:span><text:span text:style-name="T5"> Linetti</text:span><text:span text:style-name="T36">: Elle a gagné un concours de circonstance pour arriver au COPS mais ce n'est pas mal. Elle aime faire la fête.</text:span></text:p>
      <text:p text:style-name="P51">Kelley Law</text:p>
      <text:p text:style-name="P21"><text:span text:style-name="T1">Nom</text:span>: <text:span text:style-name="T40">Kelly Law</text:span></text:p>
      <text:p text:style-name="P21"><text:span text:style-name="T1">Surnom</text:span>: <text:span text:style-name="T25">Fireworks</text:span><text:line-break/><text:span text:style-name="T2">Mots-clé</text:span><text:span text:style-name="T13">: hellfire, gun girl, hydra</text:span></text:p>
      <text:p text:style-name="P12"><text:span text:style-name="T1">Histoire</text:span>: <text:s/><text:span text:style-name="T46">Fille de famille nombreuse, tu as 4 frères cadets. Un père alcoolique, une mère en ombre, cela n'aide pas. Tu es l'ange gardien de tes frères. Vous avez été élevé dans la rue. Tu as encaissé et enduré des atrocités terribles mais au final, <text:s/>tes frangins s'en sont sortis. Ils ont un boulot et une situation stable. Toi, le calme t'effraie. Tu es rentrée à l'hydra pour avoir de l'action. On t'a donné un hellfire et une grosse voiture. Tu faisais régner l'ordre sur les routes du Nevada. Puis, la douceur de vie t'a hapé. Tu es devenue molle, tu as fondé une famille. Erreur classique: un petit mari, un gamin et une maison. Tu n'as pas poussé le vice au point de prendre un chien; faut pas déconner.</text:span></text:p>
      <text:p text:style-name="P26">Puis, la rechute, tu as été victime d'une attaque surprise appelée "Réalité dans ta gueule". Le jour de l'i<text:span text:style-name="T85">nau</text:span>guration du pipeline East Live Support Oil Dream. Il y a eu un incident tuant une quinzaine de personnes dont ton petit mari et ton fils. Tu étais partie acheter des beignets, tu n'a rien eu mais tu as tout vu/entendu/senti. Le souvenir des chairs brulées de tes proches te hante encore. <text:s/>Ne supportant plus la maison vide, tu as démissionné (et cramé la maison), pour rentrer au LAPD. Tu as quitté le desert du Nevada pour la jungle de béton de LA. Tu es une COPS. <text:s/>Tu as adopté un rythme de vie qui se résume à 3 trucs: bosser, boire, baiser. <text:span text:style-name="T13"><text:line-break/></text:span><text:span text:style-name="T28">Les avis sur tes collegues</text:span><text:span text:style-name="T13">:</text:span></text:p>
      <text:p text:style-name="P18"><text:span text:style-name="T14">Atina </text:span><text:span text:style-name="T17">«Law and Order»</text:span><text:span text:style-name="T14"> Ford</text:span>: <text:span text:style-name="T47">trop sérieuse, elle n'est vraiment pas marante. Elle bosse bien. Tu aimes bien être avec elle car elle s'occupe des trucs chiants (remplir les papiers, enquêter) toi tu gardes les trucs funs (Assaut dans un repère de gangers, prise d'otages, baston dans les bars, course poursuite).</text:span></text:p>
      <text:p text:style-name="P29"/>
      <text:p text:style-name="P5"><text:span text:style-name="T19">Howard «</text:span><text:span text:style-name="T20">Clever S</text:span><text:span text:style-name="T19">chwarzy» Russ</text:span>: <text:span text:style-name="T48">Monsieur muscle, il a aussi oublié d'être con. C'est un bon gars.</text:span></text:p>
      <text:p text:style-name="P27"/>
      <text:p text:style-name="P5"><text:span text:style-name="T14">Douglas «Terminal» <text:s/>Colinsn</text:span>: <text:span text:style-name="T48">Ce type là est un futur politicien, tu sens ces choses. Tu l'aimes pas; même si travailler avec lui n'est pas désagréable car il fait des trucs encore plus chiant que la paperasse. Il parle aux journalistes mais en déhors de ça, c'est un mauvais flic.</text:span></text:p>
      <text:p text:style-name="P27"/>
      <text:p text:style-name="P5"><text:span text:style-name="T14">Stjerne </text:span><text:span text:style-name="T17">«Light-house» </text:span><text:span text:style-name="T14">Rasmus</text:span>: <text:span text:style-name="T49">Le type s'est perdu au COPS. Il veut découvrir la vie. Il finira avec une balle entre les deux yeux.</text:span></text:p>
      <text:p text:style-name="P27"/>
      <text:p text:style-name="P5"><text:span text:style-name="T29">Marj </text:span><text:span text:style-name="T30">«Khal Doggo» </text:span><text:span text:style-name="T29">Mitchell</text:span><text:span text:style-name="T31">: </text:span><text:span text:style-name="T49">Une soccer mom, à gerber. Niveau professionel ça va: efficace et pas trop bavarde.</text:span></text:p>
      <text:p text:style-name="P27"/>
      <text:p text:style-name="P5"><text:span text:style-name="T6">Dorian </text:span><text:span text:style-name="T4">«Cold breath»</text:span><text:span text:style-name="T6"> Richardson</text:span><text:span text:style-name="T37">: Il est cool, il y a match entre vous au body count. Tu gagnes mais il est un candidat sérieux, en cela, il mérite ton respect.</text:span></text:p>
      <text:p text:style-name="P27"/>
      <text:p text:style-name="P5"><text:span text:style-name="T3">Rosa </text:span><text:span text:style-name="T4">«Die Hard»</text:span><text:span text:style-name="T3"> Diaz</text:span><text:span text:style-name="T35">: Ta meilleur pote de boisson. Elle est animée par la colère, tu aimes bien ça. Cela aveugle son jugement parfois.</text:span></text:p>
      <text:p text:style-name="P27"/>
      <text:p text:style-name="P5"><text:span text:style-name="T5">Jake </text:span><text:span text:style-name="T4">«The Joker» </text:span><text:span text:style-name="T5">Peralta</text:span><text:span text:style-name="T36">: Il est cool, un bon collègue de boisson, il est un bon flic mais bosser avec lui et son humour lourd comme 5988 trillions de tonnes s'est compliqué parfois.</text:span></text:p>
      <text:p text:style-name="P27"/>
      <text:p text:style-name="P5"><text:span text:style-name="T5">Gina </text:span><text:span text:style-name="T7">«Honey-Moon»</text:span><text:span text:style-name="T5"> Linetti</text:span><text:span text:style-name="T36">: Va-t'elle un jour apprendre à fermer sa gueule? <text:s text:c="3"/>Tu évites de travailler avec elle, bien trop superficielle pour toi. Tu ne lui as jamais donné sa chance.</text:span></text:p>
      <text:p text:style-name="P51">Stjerne Rasmus</text:p>
      <text:p text:style-name="P21"><text:span text:style-name="T1">Nom</text:span>: <text:span text:style-name="T50">Stjerne Rasmus</text:span></text:p>
      <text:p text:style-name="P21"><text:span text:style-name="T1">Surnom</text:span>: <text:span text:style-name="T25">Light-house, </text:span><text:line-break/><text:span text:style-name="T2">Mots-clé</text:span><text:span text:style-name="T13">: prénom reloud, fait peur, riche, danois, étude sup, medicine</text:span></text:p>
      <text:p text:style-name="P12"><text:span text:style-name="T1">Histoire</text:span>: <text:s/><text:span text:style-name="T50">Tu es issu d'une famille riche et puissante au Danemark. Ton père est un diplomate. Il travaille pour la fédération europa. Ta famille est un peu stricte. Tu as toujours été bon élève etc. Adolescent, ton père est devenu consul de la fédération aux USA à Los Angeles. Vous l'avez accompagné. Tu as fini ton lycée puis l'indépendance est arrivée. Ton père a été promu au titre d'ambassadeur au sein de la république de Californie. Tu as débuté des études de médecine. Une carrière de chirurgien t'était promise mais tu as tout envoyé bouler. Tu as pété un plomb, trop de travail, pas de vie. Après ça, tu n'as pas voulu reprendre la medecine, tu es rentré au COPS pour bouger et te sentir vivant. </text:span></text:p>
      <text:p text:style-name="P31">Le concours a été une formalité. Bon te voilà au milieu de la plèbe.</text:p>
      <text:p text:style-name="P31">L'anonymat te fait du bien, tu relativises ta réalité. Tu as l'impression de devenir une meilleure personne en étant COPS. <text:span text:style-name="T86">Q</text:span>uand ce sentiment aura disparu, <text:span text:style-name="T86">t</text:span>u changeras de métier. Dans tous les cas, COPS n'est pas une solution pour garder une relation solide. Tu <text:span text:style-name="T58">es</text:span> assez exigeant et tu as de moins en moins d'occasion de rencontrer des personnes dans tes critères.</text:p>
      <text:p text:style-name="P32">Au près de tes collegues tu passes pour avoir une capacité de concentration énorme même dans des situations stressantes. Tu as sauvé des officiers de police en effectuant des opérations chirurgicales sous le feu ennemi.</text:p>
      <text:p text:style-name="P16"><text:line-break/><text:span text:style-name="T26">Les avis sur tes collegues</text:span>:</text:p>
      <text:p text:style-name="P18"><text:span text:style-name="T14">Atina </text:span><text:span text:style-name="T17">«Law and Order»</text:span><text:span text:style-name="T14"> Ford</text:span>: <text:span text:style-name="T51">Tu l'as respecte, il est plaisant de parler science avec elle. Elle ne sait pas parler d'autres choses.</text:span></text:p>
      <text:p text:style-name="P18"/>
      <text:p text:style-name="P5"><text:span text:style-name="T14">Kelley </text:span><text:span text:style-name="T17">«Fireworks» </text:span><text:span text:style-name="T14">Law</text:span>: <text:span text:style-name="T45">Elle peut encercler ses ennemis à elle toute seule. Elle est capable d'une violence sans pareille. </text:span></text:p>
      <text:p text:style-name="P5"/>
      <text:p text:style-name="P5"><text:span text:style-name="T14">Douglas «Terminal» <text:s/>Colinsn</text:span>: <text:span text:style-name="T52">il est un peu idiot mais il est capable de lire dans l'esprit des gens.</text:span></text:p>
      <text:p text:style-name="P5"/>
      <text:p text:style-name="P5"><text:span text:style-name="T19">Howard «</text:span><text:span text:style-name="T20">Clever S</text:span><text:span text:style-name="T19">chwarzy» Russ</text:span>: <text:span text:style-name="T52">Tu es jalou de lui un peu car il est une version de toi en mien sauf en medecine.</text:span></text:p>
      <text:p text:style-name="P5"/>
      <text:p text:style-name="P5"><text:span text:style-name="T29">Marj </text:span><text:span text:style-name="T30">«Khal Doggo» </text:span><text:span text:style-name="T29">Mitchell</text:span><text:span text:style-name="T31">: </text:span><text:span text:style-name="T52">Une femme bien, stable, efficace. Un peu trop calme peut-être.</text:span></text:p>
      <text:p text:style-name="P5"/>
      <text:p text:style-name="P5"><text:span text:style-name="T6">Dorian </text:span><text:span text:style-name="T4">«Cold breath»</text:span><text:span text:style-name="T6"> Richardson</text:span><text:span text:style-name="T37">: Il s'arme d'une carapace pour ne pas laisser transparaître ses émotions. C'est un faux calme. Personne n'a encore vu la clé qui le fera basculer. Toi tu es un vrai calme. </text:span></text:p>
      <text:p text:style-name="P5"/>
      <text:p text:style-name="P5"><text:span text:style-name="T3">Rosa </text:span><text:span text:style-name="T4">«Die Hard»</text:span><text:span text:style-name="T3"> Diaz</text:span><text:span text:style-name="T35">: Vraiment l'opposé de toi, sa grande force, c'est sa colère. Elle peut peter le nez d'un type qui l'a regarde bizarre. En situation stressante, elle est calme et professionnelle. Tu ne l'as pas encore vu pété un plomb dans un moment critique.</text:span></text:p>
      <text:p text:style-name="P5"/>
      <text:p text:style-name="P5"><text:span text:style-name="T5">Jake </text:span><text:span text:style-name="T4">«The Joker» </text:span><text:span text:style-name="T5">Peralta</text:span><text:span text:style-name="T36">: Il est marrant, il aurait pu faire de grande chose s'il ne dépensait pas sa capacité mentale pour faire des vannes et autres jeux de mots.</text:span></text:p>
      <text:p text:style-name="P5"/>
      <text:p text:style-name="P5"><text:span text:style-name="T5">Gina </text:span><text:span text:style-name="T7">«Honey-Moon»</text:span><text:span text:style-name="T5"> Linetti</text:span><text:span text:style-name="T36">: Sous ses apparences de poupée barbie, se cache une personne sans confiance. Cela viendra. </text:span></text:p>
      <text:p text:style-name="P55">Table 2</text:p>
      <text:p text:style-name="P53">Marj Mitchell</text:p>
      <text:p text:style-name="P49"><text:span text:style-name="T1">Nom</text:span>: <text:span text:style-name="T35">Marj Mitchell</text:span></text:p>
      <text:p text:style-name="P49"><text:span text:style-name="T1">Surnom</text:span>: <text:span text:style-name="T35">Khal Doggo</text:span><text:line-break/><text:span text:style-name="T2">Mots-clé</text:span><text:span text:style-name="T13">: Chien, equilibré, famille</text:span></text:p>
      <text:p text:style-name="P13"><text:span text:style-name="T1">Histoire</text:span>: <text:span text:style-name="T60">Tu es issue d'une famille d'ouvrier des usines de Norwalk. Tes parents n'ont connu que ça toutes leurs vies. Ils voulaient que tu épouses la même carrière qu'eux au sein de Dupont (chemical), une corporation. Ca te semblait tellement vide de sens comme métier. Tu as toujours voulu aider ton prochain. Jeune, tu as essayé de résister au fléau qui touchait Norwalk (ton quartier). Un association pour créer des projets artistiques dans les usines abandonnées. Des refuges pour les chiens errants. Une milice contre l'occupation illégale d'entrepots. <text:s/>Rien de tout ça n'a vraiment marché. Cela a fait de toi une meilleure personne. </text:span></text:p>
      <text:p text:style-name="P41">Tu as appris de nouvelles compétences. Le plus marquant fut les animaux. </text:p>
      <text:p text:style-name="P42">Après le lycée, tu avais encore la rage de vivre, tu as décidé de t'inscrire à l'académie de police. Tu y as obtenu des notes correctes sans être dans l'élite du classement.</text:p>
      <text:p text:style-name="P42">Tu as fait de la métro (patrouille, circulation etc..) puis tu as monté petit à petit les échelons pour devenir détective. Tu en as chié mais tu as réussi. D'autant qu'en parallèle, tu es tombé amoureuse de Lucy (une militante au même lycée que toi) et vous avez fait un enfant. Depuis ce moment, 15 an<text:span text:style-name="T61">née</text:span>s se sont <text:span text:style-name="T61">écoulées. L'indépendance de la californie etc..</text:span></text:p>
      <text:p text:style-name="P43">Durant ces 15 années, votre militantisme s'est résigné. Ta femme est devenu vendeuse.</text:p>
      <text:p text:style-name="P43">Vous bossez pour offrir <text:span text:style-name="T62">à</text:span> votre fille un avenir radieux. </text:p>
      <text:p text:style-name="P42">L'indépendance fut une bonne opportunité pour toi. Tu as pu devenir COPS t'offrant ainsi <text:span text:style-name="T61">une opportunité de faire vraiment bouger les choses.</text:span></text:p>
      <text:p text:style-name="P43">Il y a peu, tu as fait un stage à la K-9 et tu as reçu en cadeau de fin de stage un chien à dresser. Il s'appelle <text:span text:style-name="T60">Yoda </text:span>et c'est <text:span text:style-name="T60">un berger allemand. <text:line-break/>C'est ton nouveau partenaire. </text:span>Il faut lui apprendre le métier.<text:span text:style-name="T60"> <text:line-break/>Le métier est dur mais </text:span>tu<text:span text:style-name="T60"> sais que </text:span>tu as<text:span text:style-name="T60"> fait les bons choix. <text:s/></text:span>Tu<text:span text:style-name="T60"> lutte</text:span>s<text:span text:style-name="T60"> contre le crime </text:span>pour <text:span text:style-name="T60">protege</text:span>r<text:span text:style-name="T60"> </text:span>t<text:span text:style-name="T60">a femme (Lucy), </text:span>t<text:span text:style-name="T60">a fille de 15 ans (Elizabeth) </text:span>et tous les citoyens de Los Angeles.<text:span text:style-name="T60"><text:line-break/><text:line-break/></text:span><text:span text:style-name="T28">Les avis sur tes collegues</text:span><text:span text:style-name="T13">:</text:span></text:p>
      <text:p text:style-name="P20"><text:span text:style-name="T14">Atina </text:span><text:span text:style-name="T17">«Law and Order»</text:span><text:span text:style-name="T14"> Ford</text:span>: <text:span text:style-name="T63">Tu aimes bien travaillé avec elle. Elle est sérieuse, toujours efficace. </text:span></text:p>
      <text:p text:style-name="P30"/>
      <text:p text:style-name="P10"><text:span text:style-name="T14">Kelley </text:span><text:span text:style-name="T17">«Fireworks» </text:span><text:span text:style-name="T14">Law</text:span>: <text:span text:style-name="T64">Trop bourrine pour toi, elle va se faire tuer bientôt.</text:span></text:p>
      <text:p text:style-name="P28"/>
      <text:p text:style-name="P10"><text:span text:style-name="T14">Douglas «Terminal» <text:s/>Colinsn</text:span><text:span text:style-name="T22">s</text:span>: <text:span text:style-name="T64">Un leche cul du gratin du LAPD</text:span></text:p>
      <text:p text:style-name="P28"/>
      <text:p text:style-name="P44"><text:span text:style-name="T1">Howard «</text:span><text:span text:style-name="T8">Clever S</text:span><text:span text:style-name="T1">chwarzy» Russ:</text:span>  <text:span text:style-name="T65">Un flic polyvalent capable d'action physique mais également de réfléchir. <text:s/></text:span></text:p>
      <text:p text:style-name="P28"/>
      <text:p text:style-name="P10"><text:span text:style-name="T14">Stjerne </text:span><text:span text:style-name="T17">«Light-house» </text:span><text:span text:style-name="T14">Rasmus</text:span>: <text:span text:style-name="T64">Un ovni dans le monde du COPS. A sa place, tu te la coulerais douce sur une plage, plutot que de te faire chier dans la crasse de LA.</text:span></text:p>
      <text:p text:style-name="P28"/>
      <text:p text:style-name="P10"><text:span text:style-name="T6">Dorian </text:span><text:span text:style-name="T4">«Cold breath»</text:span><text:span text:style-name="T6"> Richardson</text:span><text:span text:style-name="T37">: Efficace, un peu brutal par fois mais ça passe. </text:span></text:p>
      <text:p text:style-name="P28"/>
      <text:p text:style-name="P10"><text:span text:style-name="T3">Rosa </text:span><text:span text:style-name="T4">«Die Hard»</text:span><text:span text:style-name="T3"> Diaz</text:span><text:span text:style-name="T35">: De l'explosif instable. Elle peut attaquer un distributeur de friandises à coup de barre à mine quand les M&amp;M's ne sont pas tombés.</text:span></text:p>
      <text:p text:style-name="P28"/>
      <text:p text:style-name="P10"><text:span text:style-name="T5">Jake </text:span><text:span text:style-name="T4">«The Joker» </text:span><text:span text:style-name="T5">Peralta</text:span><text:span text:style-name="T36">: L'élément comique du groupe, il est un bon flic mais un peu lourd parfois. A dose raisonnable, ça passe.</text:span></text:p>
      <text:p text:style-name="P28"/>
      <text:p text:style-name="P10"><text:span text:style-name="T5">Gina </text:span><text:span text:style-name="T7">«Honey-Moon»</text:span><text:span text:style-name="T5"> Linetti</text:span><text:span text:style-name="T36">: La star de TV realité devenue COPS. Elle est tres sympa et contre toute attente elle est une COPS plutot correcte. Mais elle est detestée par beaucoup de gens dans le service (elle adore Yoda).</text:span></text:p>
      <text:p text:style-name="P54">Dorian Richardson</text:p>
      <text:p text:style-name="P49"><text:span text:style-name="T1">Nom</text:span>: <text:span text:style-name="T37">Dorian (Pinelli) Richardson </text:span></text:p>
      <text:p text:style-name="P49"><text:span text:style-name="T1">Surnom</text:span>: <text:span text:style-name="T66">Cold Breath</text:span><text:line-break/><text:span text:style-name="T2">Mots-clé</text:span><text:span text:style-name="T13">: Fusil a pompe, implacable, adopté </text:span></text:p>
      <text:p text:style-name="P13"><text:span text:style-name="T1">Histoire</text:span>: <text:s/><text:span text:style-name="T93">Tu vivais une enfance normale puis tes parents sont morts d'overdose (ça arrive), ton frère Mike Pinelli s'est occupé de toi en volant à droite à gauche pour vous nourrir. Il s'est fait attraper par la police lors d'une entrée par effraction. Tu étais caché dans des buissons pas loin. Tu as trainé dans les rues pendant quelques jours avant d'être ramasser par la police. Tu étais jeune et avec un casier vierge. Tu as été adopté par la famille Richardson (tu as changé de nom de famille), tu as retrouvé une enfance normale. Ton frère n'a pas eu cette chance. Il a été balancé de foyer en foyer de famille d'accueil cupide en centre fermé pour jeunes délinquants. <text:s/>Bref, il a grandi avec la rue comme seul parent. Ton père adoptif était flic, il t'a transmis l'envie de servir. Tu es rentré dans la police juste après l'indépendance, puis au COPS. <text:s/>Les archives des adoptions ont disparu pendant le flou de l'indépendance. Seul toi et ton frère êtes au courant de votre lien. <text:s/>Tu l'as caché a ta famille adoptive, au LAPD, bref tout le monde. Ton frère lui est devenu un braqueur. Il y a 8ans, il était membre d'un groupe ultra violent qui a fait de gros coups, des fourgons blindés avec plusieurs millons de dollars. Il est le seul du groupe qui a été «identifié». Les flics de l'époque n'ont pas pu l'incriminer pour les braquages mais ils ont trouvé d'autres motifs (traffic de drogue et proxénétisme). Technique classique pour lui offrir un deal, il a refusé de lacher ses collèges. Il est sorti de prison, il y a 2 ans. Vous vous voyez rarement mais vous vous parlez souvent par le tchat de Steam. En cas, d'urgence, vous vous appelez. Depuis sa sortie, il a récupéré l'argent des braquages, il l'a investi dans l'immobilier, il loue des logements à des prostituées. Un macro avec une courverture légale en somme.</text:span></text:p>
      <text:p text:style-name="P45"><text:span text:style-name="T92">Il t'est arrivé de le prévenir avant une descente chez ses filles ou il t'a demandé de te renseigner sur quelques trucs. Tu es un bon flic mais tu n</text:span><text:span text:style-name="T94">e peux pas dire non </text:span><text:span text:style-name="T92">à ton grand frère. Tu n'as jamais mis en danger des confrères.</text:span><text:span text:style-name="T13"><text:line-break/></text:span><text:span text:style-name="T28">Les avis sur tes collegues</text:span><text:span text:style-name="T13">:</text:span></text:p>
      <text:p text:style-name="P20"><text:span text:style-name="T14">Atina </text:span><text:span text:style-name="T17">«Law and Order» </text:span><text:span text:style-name="T14">Ford</text:span>: <text:span text:style-name="T36">Elle est coincée, très efficace mais coincée et chiante. Elle ne vient jamais boire un verre après le service. Elle est très peu impliquée dans la vie en dehors du COPS.</text:span></text:p>
      <text:p text:style-name="P30"/>
      <text:p text:style-name="P10"><text:span text:style-name="T14">Kelley </text:span><text:span text:style-name="T17">«Fireworks» </text:span><text:span text:style-name="T14">Law</text:span>: <text:span text:style-name="T36">Une folle furieuse. Elle cherche la mort, tu l'aimes bien. Elle t'éclate à la descente au bar. Il y a une petite rivalité dans les assauts, vous comparez vos scores.</text:span></text:p>
      <text:p text:style-name="P28"/>
      <text:p text:style-name="P10"><text:span text:style-name="T14">Douglas «Terminal» <text:s/>Colinsn</text:span><text:span text:style-name="T22">s</text:span>: <text:span text:style-name="T67">Un frimeur, il n'est pas un bon flic. Il a un côté mafieux aussi.</text:span></text:p>
      <text:p text:style-name="P28"/>
      <text:p text:style-name="P44"><text:span text:style-name="T1">Howard «</text:span><text:span text:style-name="T8">Clever S</text:span><text:span text:style-name="T1">chwarzy» Russ:</text:span> <text:span text:style-name="T68">Flic touche a tout. Il excele pas dans un domaine mais n'est pas mauvais non plus. Il evite le sujet de sa femme, trop souvent.</text:span></text:p>
      <text:p text:style-name="P28"/>
      <text:p text:style-name="P10"><text:span text:style-name="T14">Stjerne </text:span><text:span text:style-name="T17">«Light-house» </text:span><text:span text:style-name="T14">Rasmus</text:span>: <text:span text:style-name="T69">Un des Cops le plus calme du service. Je l'ai jamais vu enervé. Il est bon medecin.</text:span></text:p>
      <text:p text:style-name="P28"/>
      <text:p text:style-name="P10"><text:span text:style-name="T3">Marj </text:span><text:span text:style-name="T4">«Khal Doggo» </text:span><text:span text:style-name="T3">Mitchell</text:span><text:span text:style-name="T35">: Futur maitre chien du service. Elle est efficace mais son chien est encore indiscpliné. Il a bouffé le cuir de la derniere voiture de patrouille.</text:span></text:p>
      <text:p text:style-name="P28"/>
      <text:p text:style-name="P10"><text:span text:style-name="T3">Rosa </text:span><text:span text:style-name="T4">«Die Hard»</text:span><text:span text:style-name="T3"> Diaz</text:span><text:span text:style-name="T35">: Efficace et mortelle. Elle est directe, tu l'apprecies pour ça. Par contre elle se contrôle mal.</text:span></text:p>
      <text:p text:style-name="P28"/>
      <text:p text:style-name="P10"><text:span text:style-name="T5">Jake </text:span><text:span text:style-name="T4">«The Joker» </text:span><text:span text:style-name="T5">Peralta</text:span><text:span text:style-name="T36">: Le rigolo du groupe. Il a bon fond et serait un des meilleurs inspecteurs s'il était plus mature. Tu l'apprecies quand il est serieux.</text:span></text:p>
      <text:p text:style-name="P28"/>
      <text:p text:style-name="P10"><text:span text:style-name="T5">Gina </text:span><text:span text:style-name="T7">«Honey-Moon»</text:span><text:span text:style-name="T5"> Linetti</text:span><text:span text:style-name="T36">: Une star qui parle trop. Je pense que les huilles du LAPD l'ont mis ici pour discréditer le service. Contre toute attente, elle n'a pas fait trop de boulette.</text:span></text:p>
      <text:p text:style-name="P54">Rosa Diaz</text:p>
      <text:p text:style-name="P49"><text:span text:style-name="T1">Nom</text:span>: <text:span text:style-name="T35">Rosa Diaz</text:span></text:p>
      <text:p text:style-name="P49"><text:span text:style-name="T1">Surnom</text:span>: <text:s/><text:span text:style-name="T70">Die Hard</text:span><text:line-break/><text:span text:style-name="T2">Mots-clé</text:span><text:span text:style-name="T13">: Mauvais caratere, brute, technophobe, le mechant flic</text:span></text:p>
      <text:p text:style-name="P13"><text:span text:style-name="T1">Histoire</text:span>: </text:p>
      <text:p text:style-name="P20"><text:span text:style-name="T71">Tu</text:span> vien<text:span text:style-name="T71">s</text:span> d'une famille bourgeoise. <text:span text:style-name="T71">Tu as beaucoup de cousins/cousines mais tu es fille unique. Tes parents t'ont gatée-pourrie. Dès la petite enfance, tu as compris la puissance de tes caprices. Cela t'a forgé un mauvais caractère et un fort tempérament. Tu supportes mal qu'on te dise non. Après le lycée, tu es rentrés à l'académie de police. Tu as fait tes classes puis de la patrouille avec la métro. Après avoir casser la gueule à ton lieutenant, il t'a envoyé au COPS. Tu es devenu détective au COPS. L'unité la plus badass du LAPD</text:span>. <text:span text:style-name="T72">Tu </text:span>es imprévisible, ce qui effraient parfois <text:span text:style-name="T72">t</text:span>es collègues. <text:span text:style-name="T72">En dépit de ça, tu es une bonne flic. Tu adores certains aspects du métier et tu en détestes d'autres. </text:span></text:p>
      <text:p text:style-name="P46">La baston, l'assaut arme à la main, les courses poursuites en moto, tout ça tu adores et tu es très concentrée et calme dans ces moments. En revenche, les inter<text:span text:style-name="T88">r</text:span>ogatoires ou tout le monde ment, les dossiers sans fin à remplir, la communication avec la presse, ça tu détestes et là tu t'énerves. </text:p>
      <text:p text:style-name="P47">Le SAD est aussi curieux à ton sujet. Tu es surveillée de près. L'inspecteur Damask ne t'aime du tout. Il faut dire que lui rappeler qu'il a échoué aux exams d'entrer du COPS à chaque entrevue, n'arrange pas les choses.</text:p>
      <text:p text:style-name="P20"><text:line-break/><text:span text:style-name="T26">Les avis sur tes collegues</text:span>:</text:p>
      <text:p text:style-name="P20"><text:span text:style-name="T14">Atina </text:span><text:span text:style-name="T18">«Law and Order» </text:span><text:span text:style-name="T14">Ford</text:span>: <text:span text:style-name="T36">Le genre de fille qui a toujours une bouteille d'eau dans le sac. Elle est aggassante. Elle a de très bons résultats en restant professionnelle.</text:span></text:p>
      <text:p text:style-name="P20"/>
      <text:p text:style-name="P10"><text:span text:style-name="T14">Kelley </text:span><text:span text:style-name="T18">«Fireworks» </text:span><text:span text:style-name="T14">Law</text:span>: <text:span text:style-name="T36">Elle, tu l'aimes bien. Tu es la tempête de grèle, elle est le tir d'artillerie. Tu es plus cool qu'elle, elle doit se protéger contre un sale truc de son passé. </text:span></text:p>
      <text:p text:style-name="P10"/>
      <text:p text:style-name="P10"><text:span text:style-name="T14">Douglas «Terminal» <text:s/>Colinsn</text:span><text:span text:style-name="T22">s</text:span>: <text:span text:style-name="T88">Tu penses qu'il traine avec des gens du milieu ou pire du SAD. L'administration l'a trop à la bonne.</text:span></text:p>
      <text:p text:style-name="P10"/>
      <text:p text:style-name="P44"><text:span text:style-name="T1">Howard «</text:span><text:span text:style-name="T8">Clever S</text:span><text:span text:style-name="T1">chwarzy» Russ:</text:span>  <text:span text:style-name="T68">Un flic moyen avec des secrets. J'aime pas les secret j'ai parié avec Jake 200$ que je trouverai qui est sa femme avant lui.</text:span></text:p>
      <text:p text:style-name="P10"/>
      <text:p text:style-name="P10"><text:span text:style-name="T14">Stjerne </text:span><text:span text:style-name="T18">«Light-house» </text:span><text:span text:style-name="T14">Rasmus</text:span>: <text:span text:style-name="T69">Ce type est sous ice en permanence, J'ai beau hurlé. Il ne bronche jamais. J'ai du respect pour lui et sa légende.</text:span></text:p>
      <text:p text:style-name="P10"/>
      <text:p text:style-name="P10"><text:span text:style-name="T3">Marj </text:span><text:span text:style-name="T7">«Khal doggo» </text:span><text:span text:style-name="T3">Mitchell</text:span><text:span text:style-name="T35">: Elle est sympa mais tu voudrais plus de folie de sa part. Elle est un peu triste. (son chien est cool)</text:span></text:p>
      <text:p text:style-name="P10"/>
      <text:p text:style-name="P10"><text:span text:style-name="T6">Dorian </text:span><text:span text:style-name="T7">«Cold Breath» </text:span><text:span text:style-name="T6">Richardson</text:span><text:span text:style-name="T37">: Cool, efficace, pas trop bavard, tu le baiserais volontiers (sans sentiment).</text:span></text:p>
      <text:p text:style-name="P10"/>
      <text:p text:style-name="P10"><text:span text:style-name="T5">Jake </text:span><text:span text:style-name="T7">«The joker» </text:span><text:span text:style-name="T5">Peralta</text:span><text:span text:style-name="T36">: Un bon gars, il est marrant, il est grand fan de Die Hard, et il est très jalou de ton surnom. Il attend ta mort pour le récupérer, mais il va attendre. </text:span></text:p>
      <text:p text:style-name="P10"/>
      <text:p text:style-name="P10"><text:span text:style-name="T5">Gina </text:span><text:span text:style-name="T7">«Honey-Moon» </text:span><text:span text:style-name="T5">Linetti</text:span><text:span text:style-name="T36">: Plus de maquillage qu'une voiture volée, tu n'as pas envie d'être enfermée dans un ascenseur avec elle. Elle est ton ultime kryptonite qui te fait péter les plombs. Tu as pris des cours de yoga pour t'empecher de lui fracasser le crâne quand tu es en patrouille avec elle. Elle parle tout le temps.</text:span></text:p>
      <text:p text:style-name="P54">Jake Peralta</text:p>
      <text:p text:style-name="P49"><text:span text:style-name="T1">Nom</text:span>: <text:span text:style-name="T36">Jake Peralta</text:span></text:p>
      <text:p text:style-name="P49"><text:span text:style-name="T1">Surnom</text:span>: <text:span text:style-name="T70">The joker</text:span><text:line-break/><text:span text:style-name="T2">Mots-clé</text:span><text:span text:style-name="T13">: humour, jeu de mots, intello mais un peu con</text:span></text:p>
      <text:p text:style-name="P49"><text:span text:style-name="T9">Histoire</text:span><text:span text:style-name="T73">: <text:s/>Fils unique élevé par ta mere.</text:span><text:span text:style-name="T74"> </text:span><text:span text:style-name="T75">T</text:span><text:span text:style-name="T76">on pere était peu présent, occupé par son travail de chef du LAPD</text:span><text:span text:style-name="T74">. <text:line-break/><text:line-break/></text:span><text:span text:style-name="T77">Tu</text:span><text:span text:style-name="T76"> a</text:span><text:span text:style-name="T77">s</text:span><text:span text:style-name="T76"> décidé de </text:span><text:span text:style-name="T78">de</text:span><text:span text:style-name="T76">venir COPS à la fois pour </text:span><text:span text:style-name="T77">t</text:span><text:span text:style-name="T76">e rapproch</text:span><text:span text:style-name="T77">er</text:span><text:span text:style-name="T76"> de </text:span><text:span text:style-name="T77">t</text:span><text:span text:style-name="T76">on pere, aussi pour le défier </text:span><text:span text:style-name="T77">et surtout pour être aussi badass que John McClane dans Die Hard</text:span><text:span text:style-name="T76">. </text:span><text:span text:style-name="T77">La fugure paternelle est bien plus John McClane</text:span><text:span text:style-name="T76"> </text:span><text:span text:style-name="T77">que ton père biologique. <text:line-break/></text:span><text:span text:style-name="T79">T</text:span><text:span text:style-name="T77">on </text:span><text:span text:style-name="T76">pere démisionna </text:span><text:span text:style-name="T79">de son poste du LAPD pour ouvrir une église Pastafarienne</text:span><text:span text:style-name="T76">.</text:span></text:p>
      <text:p text:style-name="P40"/>
      <text:p text:style-name="P56"><text:span text:style-name="T80">Tu es</text:span> un excellent détective avec une personnalité immature, mais charmante. Intelligent et calculateur, <text:span text:style-name="T80">t</text:span>on intelligence est plus centrée sur l'humour que sur <text:span text:style-name="T80">t</text:span>on travail. Néanmoins, <text:span text:style-name="T89">tu</text:span> prend <text:span text:style-name="T89">t</text:span>on travail très au sérieux et adore arrêter les criminels. Bien qu'il <text:span text:style-name="T80">t'</text:span>arrive parfois de faire des bêtises, qu'il s'agisse de <text:span text:style-name="T80">t</text:span>on travail ou de <text:span text:style-name="T80">t</text:span>a vie privée, voire celle de ses collègues. <text:span text:style-name="T89">Tu</text:span> trouve<text:span text:style-name="T89">s</text:span> toujours le moyen de <text:span text:style-name="T89">t</text:span>e racheter de <text:span text:style-name="T89">t</text:span>es erreurs et de <text:span text:style-name="T89">t</text:span>e faire pardonner par <text:span text:style-name="T89">t</text:span>es pairs. <text:span text:style-name="T89">Tu n'hésites pas à défier la hiérarchie pour soutenir un collègue que tu apprécies. </text:span></text:p>
      <text:p text:style-name="P20"><text:line-break/><text:span text:style-name="T26">Les avis sur tes collegues</text:span>:</text:p>
      <text:p text:style-name="P20"><text:span text:style-name="T14">Atina </text:span><text:span text:style-name="T18">«Law and Order» </text:span><text:span text:style-name="T14">Ford</text:span>: <text:span text:style-name="T69">Une des cops les plus professionel de l'équipe. J'avoue avoir un petit faible pour elle. J'aimerai qu'on devellope une relation extra professionel.</text:span></text:p>
      <text:p text:style-name="P20"/>
      <text:p text:style-name="P10"><text:span text:style-name="T14">Kelley </text:span><text:span text:style-name="T18">«Fireworks» </text:span><text:span text:style-name="T14">Law</text:span>: <text:span text:style-name="T81">Force de frappe du COPS. Superman porte un pyjama Kelly «Fireworks» Law.</text:span></text:p>
      <text:p text:style-name="P10"/>
      <text:p text:style-name="P10"><text:span text:style-name="T14">Douglas «Terminal» <text:s/>Colinsn</text:span><text:span text:style-name="T22">s</text:span>: <text:span text:style-name="T69">L'ami de l'administration. Je l'aime bien avec lui je peux faire pleins de conneries et on est etrangement couvert. Un jour on sera peut etre binome :)</text:span></text:p>
      <text:p text:style-name="P10"/>
      <text:p text:style-name="P44"><text:span text:style-name="T1">Howard «</text:span><text:span text:style-name="T8">Clever S</text:span><text:span text:style-name="T1">chwarzy» Russ:</text:span>  <text:span text:style-name="T68">Un flic un peu bourru ayant des resultat correct. Mais surtout tu as fait un pari avec Rosa sur qui découverira le secret qu'il cache. En gros 200$ au premier qui trouve qui est sa femme.</text:span></text:p>
      <text:p text:style-name="P10"/>
      <text:p text:style-name="P10"><text:span text:style-name="T14">Stjerne </text:span><text:span text:style-name="T18">«Light-house» </text:span><text:span text:style-name="T14">Rasmus</text:span>: <text:span text:style-name="T69">Un des plus gros challenge du service. Il faut que j'arrive à le faire rire. Ce mec est un roc imperturbable et je dois devenir un tsunami.</text:span></text:p>
      <text:p text:style-name="P10"/>
      <text:p text:style-name="P10"><text:span text:style-name="T3">Marj <text:s/></text:span><text:span text:style-name="T7">«Khal Doggo» </text:span><text:span text:style-name="T3">Mitchell</text:span><text:span text:style-name="T35">: Une bonne flic, c'est pas une marrante mais tu n'as pas de problème quand tu bosses avec elle. Elle t'a déjà menacé de te lacher au chien à cause de tes vannes.</text:span></text:p>
      <text:p text:style-name="P10"/>
      <text:p text:style-name="P10"><text:span text:style-name="T6">Dorian </text:span><text:span text:style-name="T7">«Cold Breath» </text:span><text:span text:style-name="T6">Richardson</text:span><text:span text:style-name="T37">: C'est pas le plus rogolo du groupe. Bon après un peu d'alcool ça passe.</text:span></text:p>
      <text:p text:style-name="P10"/>
      <text:p text:style-name="P10"><text:span text:style-name="T3">Rosa </text:span><text:span text:style-name="T7">«Die Hard»</text:span><text:span text:style-name="T3"> Diaz</text:span><text:span text:style-name="T35">: Tu l'as déteste, son surnom a trop la classe. Tu adores la quadralogie Die Hard. Tu attends qu'elle meure pour lui prendre son surnom.</text:span></text:p>
      <text:p text:style-name="P10"/>
      <text:p text:style-name="P10"><text:span text:style-name="T5">Gina </text:span><text:span text:style-name="T7">«Honey-Moon»</text:span><text:span text:style-name="T5"> Linetti</text:span><text:span text:style-name="T36">: Une bonne amie à toi. Elle est un peu critiquée par les autres mais elle fait du bon boulot.</text:span></text:p>
      <text:p text:style-name="P54">Gina Linetti</text:p>
      <text:p text:style-name="P49"><text:span text:style-name="T1">Nom</text:span>: <text:span text:style-name="T36">Gina Linetti</text:span></text:p>
      <text:p text:style-name="P49"><text:span text:style-name="T1">Surnom</text:span>: <text:span text:style-name="T70">Honey-Moon</text:span><text:line-break/><text:span text:style-name="T2">Mots-clé</text:span><text:span text:style-name="T13">: Télé réalité, concours, soeur jumelle disparue</text:span></text:p>
      <text:p text:style-name="P13"><text:span text:style-name="T1">Histoire</text:span>: <text:span text:style-name="T82">Tu fus une star de la TV realité. Tu as enchainé plusieurs TV realités plus ou moins dégradantes. Tu les as toutes gagnées.<text:line-break/>La révélation fut l'émission "Devient un flic". Tu as encore gagné en devenant une COPS. Officiellement, le métier t'a plu. La réalité est bien différente. Pendant la page de pub avant ta prise de décision de rester dans la police ou d'encaisser le chèque. Tu as pu avoir un entretien de 2 mins avec tes parents. Ils étaient fiers pour toi mais ta soeur jumelle n'était pas avec eux. <text:s/>Ils t'ont dit qu'elle était portée disparue, son appartement de LA était vide etc. Ils ne s'en inquiétèrent pas outre mesure, elle a toujours été jalouse de toi. </text:span></text:p>
      <text:p text:style-name="P48">Tu n'<text:span text:style-name="T87">as jamais été</text:span> d'accord avec cette vision. <text:span text:style-name="T87">A</text:span>u fond de toi, tu penses qu'un truc grave s'est passé. Tu profites de tes heures perdues pour mener l'enquête. Tu as de plus en plus la conviction qu'elle est quelque part dans la ville de LA. Dans t<text:span text:style-name="T87">ou</text:span>s les cas, tu as accepté l'offre de devenir flic. Tu es la première candidate à faire cela. Personne a compris pourquoi. </text:p>
      <text:p text:style-name="P48">Le retour a l'anonymat et l'ambiance, la saleté et les complots, ca te botte. Tu prends vraiment goût au métier.<text:line-break/>Maintenant te voila vraiment un COPS avec des enquetes. Les paparazzi viennent de temps en temps t'embetter et tu peux les coffrer toi-même, c'est génial!</text:p>
      <text:p text:style-name="P46">PS: Une vieille habitude de la télé réalité, tu commentes toujours tout ce que tu fais. </text:p>
      <text:p text:style-name="P20"><text:line-break/><text:span text:style-name="T26">Les avis sur tes collegues</text:span>:</text:p>
      <text:p text:style-name="P20"><text:span text:style-name="T14">Atina </text:span><text:span text:style-name="T17">«Law and Order»</text:span><text:span text:style-name="T14"> Ford</text:span>: <text:span text:style-name="T83">Une tronche. Elle ne t'aime pas beaucoup mais tu essaies de t'en servir d'exemple.</text:span></text:p>
      <text:p text:style-name="P20"/>
      <text:p text:style-name="P10"><text:span text:style-name="T14">Kelley </text:span><text:span text:style-name="T17">«Fireworks» </text:span><text:span text:style-name="T14">Law</text:span>: <text:span text:style-name="T83">Elle dort avec un oreiller sous son hellfire. Il parait. Elle cherche un peu la mort. Un truc bien triste a du se passer dans sa vie. </text:span></text:p>
      <text:p text:style-name="P10"/>
      <text:p text:style-name="P10"><text:span text:style-name="T14">Douglas «Terminal» <text:s/>Colinsn</text:span><text:span text:style-name="T22">s</text:span>: <text:span text:style-name="T84">Un fétart. Il est pas trop mauvais et adore faire la fête des fois je me demande si s'est un vrai COPS. Je l'aime bien.</text:span></text:p>
      <text:p text:style-name="P10"/>
      <text:p text:style-name="P44"><text:span text:style-name="T1">Howard «</text:span><text:span text:style-name="T8">Clever S</text:span><text:span text:style-name="T1">chwarzy» Russ:</text:span>  <text:span text:style-name="T68">Ce flic est bon mais pas assez pour t'égaler. Il cache son jeu car il sort avec une star: Katie Spear, la fille de Britney Spear. Tu connais sa copine. Bref, tu le tiens.</text:span></text:p>
      <text:p text:style-name="P10"/>
      <text:p text:style-name="P10"><text:span text:style-name="T14">Stjerne </text:span><text:span text:style-name="T17">«Light-house» </text:span><text:span text:style-name="T14">Rasmus</text:span>: <text:span text:style-name="T84">Le cops le plus calme. Il a une tres bonne réputation. Mais il me parle peu.</text:span></text:p>
      <text:p text:style-name="P10"/>
      <text:p text:style-name="P10"><text:span text:style-name="T3">Marj </text:span><text:span text:style-name="T4">«Khal Doggo» </text:span><text:span text:style-name="T3">Mitchell</text:span><text:span text:style-name="T35">: La nouvelle maitre-chien du service. Elle est sympa avec moi et son Chien yoda est trop choupi.</text:span></text:p>
      <text:p text:style-name="P10"/>
      <text:p text:style-name="P10"><text:span text:style-name="T6">Dorian </text:span><text:span text:style-name="T4">«Cold breath»</text:span><text:span text:style-name="T6"> Richardson</text:span><text:span text:style-name="T37">: Bon flic mais il me traite avec dédain. Je dois faire mes preuves (encore)</text:span></text:p>
      <text:p text:style-name="P10"/>
      <text:p text:style-name="P50"><text:span text:style-name="T29">Rosa </text:span><text:span text:style-name="T30">«Die Hard»</text:span><text:span text:style-name="T29"> Diaz</text:span><text:span text:style-name="T31">: Elle est colérique et détachée. Elle coute un pognon fou en écran d'ordinateur et le réparteur de distributeur automatique a obtenu un</text:span><text:span text:style-name="T34">e ordonnance restrictive.</text:span></text:p>
      <text:p text:style-name="P10"/>
      <text:p text:style-name="P10"><text:span text:style-name="T5">Jake </text:span><text:span text:style-name="T4">«The Joker» </text:span><text:span text:style-name="T5">Peralta</text:span><text:span text:style-name="T36">: Il est sympa avec toi, il ne t'a pas jugé au premier regard. Vous délirez bien ensem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5in" fo:margin-bottom="0.5in" fo:margin-left="0.25in" fo:margin-right="0.2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style:master-page style:name="PageShee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28M22S</meta:editing-duration>
    <meta:editing-cycles>51</meta:editing-cycles>
    <meta:generator>LibreOffice/5.1.6.2$Linux_X86_64 LibreOffice_project/10m0$Build-2</meta:generator>
    <dc:date>2019-03-15T13:30:00.790246128</dc:date>
    <meta:document-statistic meta:table-count="2" meta:image-count="0" meta:object-count="0" meta:page-count="12" meta:paragraph-count="191" meta:word-count="5147" meta:character-count="29377" meta:non-whitespace-character-count="24334"/>
    <meta:user-defined meta:name="Info 1"/>
    <meta:user-defined meta:name="Info 2"/>
    <meta:user-defined meta:name="Info 3"/>
    <meta:user-defined meta:name="Info 4"/>
  </office:meta>
</office:document-meta>
</file>